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99in"/>
    </style:style>
    <style:style style:name="co2" style:family="table-column">
      <style:table-column-properties fo:break-before="auto" style:column-width="2.9626in"/>
    </style:style>
    <style:style style:name="co3" style:family="table-column">
      <style:table-column-properties fo:break-before="auto" style:column-width="1.4638in"/>
    </style:style>
    <style:style style:name="co4" style:family="table-column">
      <style:table-column-properties fo:break-before="auto" style:column-width="1.752in"/>
    </style:style>
    <style:style style:name="co5" style:family="table-column">
      <style:table-column-properties fo:break-before="auto" style:column-width="2.5898in"/>
    </style:style>
    <style:style style:name="co6" style:family="table-column">
      <style:table-column-properties fo:break-before="auto" style:column-width="2.0272in"/>
    </style:style>
    <style:style style:name="co7" style:family="table-column">
      <style:table-column-properties fo:break-before="auto" style:column-width="1.6209in"/>
    </style:style>
    <style:style style:name="co8" style:family="table-column">
      <style:table-column-properties fo:break-before="auto" style:column-width="2.9043in"/>
    </style:style>
    <style:style style:name="co9" style:family="table-column">
      <style:table-column-properties fo:break-before="auto" style:column-width="3.8791in"/>
    </style:style>
    <style:style style:name="co10" style:family="table-column">
      <style:table-column-properties fo:break-before="auto" style:column-width="1.9083in"/>
    </style:style>
    <style:style style:name="co11" style:family="table-column">
      <style:table-column-properties fo:break-before="auto" style:column-width="3.4693in"/>
    </style:style>
    <style:style style:name="co12" style:family="table-column">
      <style:table-column-properties fo:break-before="auto" style:column-width="3.8016in"/>
    </style:style>
    <style:style style:name="co13" style:family="table-column">
      <style:table-column-properties fo:break-before="auto" style:column-width="3.5283in"/>
    </style:style>
    <style:style style:name="co14" style:family="table-column">
      <style:table-column-properties fo:break-before="auto" style:column-width="3.411in"/>
    </style:style>
    <style:style style:name="co15" style:family="table-column">
      <style:table-column-properties fo:break-before="auto" style:column-width="3.7618in"/>
    </style:style>
    <style:style style:name="co16" style:family="table-column">
      <style:table-column-properties fo:break-before="auto" style:column-width="3.3335in"/>
    </style:style>
    <style:style style:name="co17" style:family="table-column">
      <style:table-column-properties fo:break-before="auto" style:column-width="2.072in"/>
    </style:style>
    <style:style style:name="co18" style:family="table-column">
      <style:table-column-properties fo:break-before="auto" style:column-width="3.2161in"/>
    </style:style>
    <style:style style:name="co19" style:family="table-column">
      <style:table-column-properties fo:break-before="auto" style:column-width="2.078in"/>
    </style:style>
    <style:style style:name="co20" style:family="table-column">
      <style:table-column-properties fo:break-before="auto" style:column-width="1.6161in"/>
    </style:style>
    <style:style style:name="co21" style:family="table-column">
      <style:table-column-properties fo:break-before="auto" style:column-width="1.1374in"/>
    </style:style>
    <style:style style:name="co22" style:family="table-column">
      <style:table-column-properties fo:break-before="auto" style:column-width="1.6in"/>
    </style:style>
    <style:style style:name="co23" style:family="table-column">
      <style:table-column-properties fo:break-before="auto" style:column-width="2.3091in"/>
    </style:style>
    <style:style style:name="co24" style:family="table-column">
      <style:table-column-properties fo:break-before="auto" style:column-width="1.7319in"/>
    </style:style>
    <style:style style:name="co25" style:family="table-column">
      <style:table-column-properties fo:break-before="auto" style:column-width="1.5008in"/>
    </style:style>
    <style:style style:name="co26" style:family="table-column">
      <style:table-column-properties fo:break-before="auto" style:column-width="1.55in"/>
    </style:style>
    <style:style style:name="co27" style:family="table-column">
      <style:table-column-properties fo:break-before="auto" style:column-width="1.9791in"/>
    </style:style>
    <style:style style:name="co28" style:family="table-column">
      <style:table-column-properties fo:break-before="auto" style:column-width="2.2098in"/>
    </style:style>
    <style:style style:name="co29" style:family="table-column">
      <style:table-column-properties fo:break-before="auto" style:column-width="1.7646in"/>
    </style:style>
    <style:style style:name="co30" style:family="table-column">
      <style:table-column-properties fo:break-before="auto" style:column-width="1.5835in"/>
    </style:style>
    <style:style style:name="co31" style:family="table-column">
      <style:table-column-properties fo:break-before="auto" style:column-width="2.3917in"/>
    </style:style>
    <style:style style:name="co32" style:family="table-column">
      <style:table-column-properties fo:break-before="auto" style:column-width="2.8043in"/>
    </style:style>
    <style:style style:name="co33" style:family="table-column">
      <style:table-column-properties fo:break-before="auto" style:column-width="2.1602in"/>
    </style:style>
    <style:style style:name="co34" style:family="table-column">
      <style:table-column-properties fo:break-before="auto" style:column-width="1.5665in"/>
    </style:style>
    <style:style style:name="co35" style:family="table-column">
      <style:table-column-properties fo:break-before="auto" style:column-width="0.889in"/>
    </style:style>
    <style:style style:name="co36" style:family="table-column">
      <style:table-column-properties fo:break-before="auto" style:column-width="1.8799in"/>
    </style:style>
    <style:style style:name="ro1" style:family="table-row">
      <style:table-row-properties style:row-height="0.267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25">
      <style:table-cell-properties fo:background-color="#ffff99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6ff00" style:text-align-source="fix" style:repeat-content="false" fo:border="0.06pt solid #000000" style:vertical-align="middl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8000" style:text-align-source="fix" style:repeat-content="false" fo:border="0.06pt solid #000000" style:vertical-align="middl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11">
      <style:table-cell-properties fo:background-color="#ffff99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25">
      <style:table-cell-properties fo:background-color="#ffff99" style:text-align-source="fix" style:repeat-content="false" fo:border="0.06pt solid #000000"/>
      <style:paragraph-properties fo:text-align="center" fo:margin-left="0in"/>
      <style:text-properties style:font-name="Arial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ce16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26">
      <style:table-cell-properties fo:background-color="#ffff99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23">
      <style:table-cell-properties fo:background-color="#ffff99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800000"/>
    </style:style>
    <style:style style:name="ce23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2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roid Sans" style:font-name-complex="Lohit Hind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Manet Protocols Simulation AODV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number-columns-repeated="2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default-cell-style-name="ce39"/>
        <table:table-column table:style-name="co31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20" table:default-cell-style-name="ce39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35" table:number-columns-repeated="939" table:default-cell-style-name="ce39"/>
        <table:table-row table:style-name="ro1">
          <table:table-cell table:style-name="ce2" office:value-type="string" calcext:value-type="string" table:number-columns-spanned="17" table:number-rows-spanned="1">
            <text:p>Simulation AODV </text:p>
          </table:table-cell>
          <table:covered-table-cell table:style-name="ce20"/>
          <table:covered-table-cell table:number-columns-repeated="15" table:style-name="ce8"/>
          <table:table-cell table:style-name="ce38" office:value-type="string" calcext:value-type="string">
            <text:p>Quantity Packet Generated</text:p>
          </table:table-cell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8" office:value-type="string" calcext:value-type="string">
            <text:p>Total Network 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41" office:value-type="float" office:value="3672" calcext:value-type="float">
            <text:p>3672</text:p>
          </table:table-cell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number-columns-repeated="2" table:style-name="ce3" office:value-type="float" office:value="125.01285" calcext:value-type="float">
            <text:p>125.013</text:p>
          </table:table-cell>
          <table:table-cell table:style-name="ce3" office:value-type="float" office:value="1.15412" calcext:value-type="float">
            <text:p>1.154</text:p>
          </table:table-cell>
          <table:table-cell table:style-name="ce3" office:value-type="float" office:value="1830" calcext:value-type="float">
            <text:p>1830.000</text:p>
          </table:table-cell>
          <table:table-cell table:style-name="ce3" office:value-type="float" office:value="1836" calcext:value-type="float">
            <text:p>1836.000</text:p>
          </table:table-cell>
          <table:table-cell table:style-name="ce17" table:formula="of:=1-[.Q3]" office:value-type="percentage" office:value="0.5" calcext:value-type="percentage">
            <text:p>50.00%</text:p>
          </table:table-cell>
          <table:table-cell table:style-name="ce3" office:value-type="float" office:value="274" calcext:value-type="float">
            <text:p>274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62197" calcext:value-type="percentage">
            <text:p>62.20%</text:p>
          </table:table-cell>
          <table:table-cell table:number-columns-repeated="6" table:style-name="ce19" office:value-type="float" office:value="0.001234" calcext:value-type="float">
            <text:p>0.001234</text:p>
          </table:table-cell>
          <table:table-cell table:style-name="ce17" table:formula="of:==((([.R2]-[.E3])*100)/[.R2])/100" office:value-type="percentage" office:value="0.5" calcext:value-type="percentage">
            <text:p>50.00%</text:p>
          </table:table-cell>
          <table:table-cell table:style-name="ce24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2" office:value-type="string" calcext:value-type="string" table:number-columns-spanned="17" table:number-rows-spanned="1">
            <text:p>Simulation AODV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number-columns-repeated="2" table:style-name="ce3" office:value-type="float" office:value="120.01651" calcext:value-type="float">
            <text:p>120.017</text:p>
          </table:table-cell>
          <table:table-cell table:style-name="ce3" office:value-type="float" office:value="6.99382" calcext:value-type="float">
            <text:p>6.994</text:p>
          </table:table-cell>
          <table:table-cell table:style-name="ce3" office:value-type="float" office:value="668" calcext:value-type="float">
            <text:p>668.000</text:p>
          </table:table-cell>
          <table:table-cell table:style-name="ce3" office:value-type="float" office:value="3025" calcext:value-type="float">
            <text:p>3025.000</text:p>
          </table:table-cell>
          <table:table-cell table:style-name="ce17" table:formula="of:=1-[.Q6]" office:value-type="percentage" office:value="0.175800546289301" calcext:value-type="percentage">
            <text:p>17.58%</text:p>
          </table:table-cell>
          <table:table-cell table:style-name="ce3" office:value-type="float" office:value="5314" calcext:value-type="float">
            <text:p>5314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2687" calcext:value-type="percentage">
            <text:p>26.87%</text:p>
          </table:table-cell>
          <table:table-cell table:number-columns-repeated="6" table:style-name="ce19" office:value-type="float" office:value="0.010416" calcext:value-type="float">
            <text:p>0.010416</text:p>
          </table:table-cell>
          <table:table-cell table:style-name="ce17" table:formula="of:==(((17207-[.E6])*100)/17207)/100" office:value-type="percentage" office:value="0.824199453710699" calcext:value-type="percentage">
            <text:p>82.42%</text:p>
          </table:table-cell>
          <table:table-cell table:style-name="ce24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2" office:value-type="string" calcext:value-type="string" table:number-columns-spanned="17" table:number-rows-spanned="1">
            <text:p>Simulation AODV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number-columns-repeated="2" table:style-name="ce3" office:value-type="float" office:value="112.83894" calcext:value-type="float">
            <text:p>112.839</text:p>
          </table:table-cell>
          <table:table-cell table:style-name="ce3" office:value-type="float" office:value="4.92045" calcext:value-type="float">
            <text:p>4.920</text:p>
          </table:table-cell>
          <table:table-cell table:style-name="ce3" office:value-type="float" office:value="438" calcext:value-type="float">
            <text:p>438.000</text:p>
          </table:table-cell>
          <table:table-cell table:style-name="ce3" office:value-type="float" office:value="2610" calcext:value-type="float">
            <text:p>2610.000</text:p>
          </table:table-cell>
          <table:table-cell table:style-name="ce17" table:formula="of:=1-[.Q9]" office:value-type="percentage" office:value="0.27295544865091" calcext:value-type="percentage">
            <text:p>27.30%</text:p>
          </table:table-cell>
          <table:table-cell table:style-name="ce3" office:value-type="float" office:value="5499" calcext:value-type="float">
            <text:p>5499.000</text:p>
          </table:table-cell>
          <table:table-cell table:style-name="ce17" office:value-type="percentage" office:value="0.1012" calcext:value-type="percentage">
            <text:p>10.12%</text:p>
          </table:table-cell>
          <table:table-cell table:style-name="ce17" office:value-type="percentage" office:value="0.0812" calcext:value-type="percentage">
            <text:p>8.12%</text:p>
          </table:table-cell>
          <table:table-cell table:style-name="ce17" office:value-type="percentage" office:value="0.4968" calcext:value-type="percentage">
            <text:p>49.68%</text:p>
          </table:table-cell>
          <table:table-cell table:number-columns-repeated="6" table:style-name="ce19" office:value-type="float" office:value="0.005653" calcext:value-type="float">
            <text:p>0.005653</text:p>
          </table:table-cell>
          <table:table-cell table:style-name="ce17" table:formula="of:==(((9562-[.E9])*100)/9562)/100" office:value-type="percentage" office:value="0.72704455134909" calcext:value-type="percentage">
            <text:p>72.70%</text:p>
          </table:table-cell>
          <table:table-cell table:style-name="ce24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2" office:value-type="string" calcext:value-type="string" table:number-columns-spanned="17" table:number-rows-spanned="1">
            <text:p>Simulation AODV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number-columns-repeated="2" table:style-name="ce3" office:value-type="float" office:value="121.05249" calcext:value-type="float">
            <text:p>121.052</text:p>
          </table:table-cell>
          <table:table-cell table:style-name="ce3" office:value-type="float" office:value="5.0509" calcext:value-type="float">
            <text:p>5.051</text:p>
          </table:table-cell>
          <table:table-cell table:style-name="ce3" office:value-type="float" office:value="663" calcext:value-type="float">
            <text:p>663.000</text:p>
          </table:table-cell>
          <table:table-cell table:style-name="ce3" office:value-type="float" office:value="2728" calcext:value-type="float">
            <text:p>2728.000</text:p>
          </table:table-cell>
          <table:table-cell table:style-name="ce17" table:formula="of:=1-[.Q12]" office:value-type="percentage" office:value="0.285295963187618" calcext:value-type="percentage">
            <text:p>28.53%</text:p>
          </table:table-cell>
          <table:table-cell table:style-name="ce3" office:value-type="float" office:value="5311" calcext:value-type="float">
            <text:p>5311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41033" calcext:value-type="percentage">
            <text:p>41.03%</text:p>
          </table:table-cell>
          <table:table-cell table:number-columns-repeated="6" table:style-name="ce19" office:value-type="float" office:value="0.004282" calcext:value-type="float">
            <text:p>0.004282</text:p>
          </table:table-cell>
          <table:table-cell table:style-name="ce17" table:formula="of:==(((9562-[.E12])*100)/9562)/100" office:value-type="percentage" office:value="0.714704036812382" calcext:value-type="percentage">
            <text:p>71.47%</text:p>
          </table:table-cell>
          <table:table-cell table:style-name="ce24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2">
          <table:table-cell table:style-name="ce2" office:value-type="string" calcext:value-type="string" table:number-columns-spanned="17" table:number-rows-spanned="1">
            <text:p>Simulation AODV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24.42855" calcext:value-type="float">
            <text:p>124.429</text:p>
          </table:table-cell>
          <table:table-cell table:style-name="ce4" office:value-type="float" office:value="5.27214" calcext:value-type="float">
            <text:p>5.272</text:p>
          </table:table-cell>
          <table:table-cell table:style-name="ce4" office:value-type="float" office:value="556" calcext:value-type="float">
            <text:p>556.000</text:p>
          </table:table-cell>
          <table:table-cell table:style-name="ce3" office:value-type="float" office:value="2695" calcext:value-type="float">
            <text:p>2695.000</text:p>
          </table:table-cell>
          <table:table-cell table:style-name="ce17" table:formula="of:=1-[.Q15]" office:value-type="percentage" office:value="0.281844802342606" calcext:value-type="percentage">
            <text:p>28.18%</text:p>
          </table:table-cell>
          <table:table-cell table:style-name="ce3" office:value-type="float" office:value="5817" calcext:value-type="float">
            <text:p>5817.000</text:p>
          </table:table-cell>
          <table:table-cell table:style-name="ce17" office:value-type="percentage" office:value="0.0812" calcext:value-type="percentage">
            <text:p>8.12%</text:p>
          </table:table-cell>
          <table:table-cell table:style-name="ce17" office:value-type="percentage" office:value="0.1012" calcext:value-type="percentage">
            <text:p>10.12%</text:p>
          </table:table-cell>
          <table:table-cell table:style-name="ce17" office:value-type="percentage" office:value="0.45556" calcext:value-type="percentage">
            <text:p>45.56%</text:p>
          </table:table-cell>
          <table:table-cell table:number-columns-repeated="6" table:style-name="ce19" office:value-type="float" office:value="0.026526" calcext:value-type="float">
            <text:p>0.026526</text:p>
          </table:table-cell>
          <table:table-cell table:style-name="ce17" table:formula="of:==(((9562-[.E15])*100)/9562)/100" office:value-type="percentage" office:value="0.718155197657394" calcext:value-type="percentage">
            <text:p>71.82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2" office:value-type="string" calcext:value-type="string" table:number-columns-spanned="17" table:number-rows-spanned="1">
            <text:p>Simulation AODV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23.42315" calcext:value-type="float">
            <text:p>123.423</text:p>
          </table:table-cell>
          <table:table-cell table:style-name="ce3" office:value-type="float" office:value="5.40439" calcext:value-type="float">
            <text:p>5.404</text:p>
          </table:table-cell>
          <table:table-cell table:style-name="ce3" office:value-type="float" office:value="593" calcext:value-type="float">
            <text:p>593.000</text:p>
          </table:table-cell>
          <table:table-cell table:style-name="ce3" office:value-type="float" office:value="2763" calcext:value-type="float">
            <text:p>2763.000</text:p>
          </table:table-cell>
          <table:table-cell table:style-name="ce17" table:formula="of:=1-[.Q18]" office:value-type="percentage" office:value="0.288956285295963" calcext:value-type="percentage">
            <text:p>28.90%</text:p>
          </table:table-cell>
          <table:table-cell table:style-name="ce3" office:value-type="float" office:value="5345" calcext:value-type="float">
            <text:p>5345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4549" calcext:value-type="percentage">
            <text:p>45.49%</text:p>
          </table:table-cell>
          <table:table-cell table:number-columns-repeated="6" table:style-name="ce19" office:value-type="float" office:value="0.009819" calcext:value-type="float">
            <text:p>0.009819</text:p>
          </table:table-cell>
          <table:table-cell table:style-name="ce17" table:formula="of:==(((9562-[.E18])*100)/9562)/100" office:value-type="percentage" office:value="0.711043714704037" calcext:value-type="percentage">
            <text:p>71.10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2" office:value-type="string" calcext:value-type="string" table:number-columns-spanned="17" table:number-rows-spanned="1">
            <text:p>Simulation AODV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21.76478" calcext:value-type="float">
            <text:p>121.765</text:p>
          </table:table-cell>
          <table:table-cell table:style-name="ce3" office:value-type="float" office:value="5.4438" calcext:value-type="float">
            <text:p>5.444</text:p>
          </table:table-cell>
          <table:table-cell table:style-name="ce3" office:value-type="float" office:value="651" calcext:value-type="float">
            <text:p>651.000</text:p>
          </table:table-cell>
          <table:table-cell table:style-name="ce3" office:value-type="float" office:value="2888" calcext:value-type="float">
            <text:p>2888.000</text:p>
          </table:table-cell>
          <table:table-cell table:style-name="ce17" table:formula="of:=1-[.Q21]" office:value-type="percentage" office:value="0.30202886425434" calcext:value-type="percentage">
            <text:p>30.20%</text:p>
          </table:table-cell>
          <table:table-cell table:style-name="ce3" office:value-type="float" office:value="5845" calcext:value-type="float">
            <text:p>5845.000</text:p>
          </table:table-cell>
          <table:table-cell table:style-name="ce17" office:value-type="percentage" office:value="0.0612" calcext:value-type="percentage">
            <text:p>6.12%</text:p>
          </table:table-cell>
          <table:table-cell table:style-name="ce17" office:value-type="percentage" office:value="0.0812" calcext:value-type="percentage">
            <text:p>8.12%</text:p>
          </table:table-cell>
          <table:table-cell table:style-name="ce17" office:value-type="percentage" office:value="0.43671" calcext:value-type="percentage">
            <text:p>43.67%</text:p>
          </table:table-cell>
          <table:table-cell table:number-columns-repeated="6" table:style-name="ce19" office:value-type="float" office:value="0.009441" calcext:value-type="float">
            <text:p>0.009441</text:p>
          </table:table-cell>
          <table:table-cell table:style-name="ce17" table:formula="of:==(((9562-[.E21])*100)/9562)/100" office:value-type="percentage" office:value="0.69797113574566" calcext:value-type="percentage">
            <text:p>69.80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2" office:value-type="string" calcext:value-type="string" table:number-columns-spanned="17" table:number-rows-spanned="1">
            <text:p>Simulation AODV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21.04012" calcext:value-type="float">
            <text:p>121.040</text:p>
          </table:table-cell>
          <table:table-cell table:style-name="ce3" office:value-type="float" office:value="4.82283" calcext:value-type="float">
            <text:p>4.823</text:p>
          </table:table-cell>
          <table:table-cell table:style-name="ce3" office:value-type="float" office:value="536" calcext:value-type="float">
            <text:p>536.000</text:p>
          </table:table-cell>
          <table:table-cell table:style-name="ce3" office:value-type="float" office:value="2814" calcext:value-type="float">
            <text:p>2814.000</text:p>
          </table:table-cell>
          <table:table-cell table:style-name="ce17" table:formula="of:=1-[.Q24]" office:value-type="percentage" office:value="0.294289897510981" calcext:value-type="percentage">
            <text:p>29.43%</text:p>
          </table:table-cell>
          <table:table-cell table:style-name="ce3" office:value-type="float" office:value="5724" calcext:value-type="float">
            <text:p>5724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64873" calcext:value-type="percentage">
            <text:p>64.87%</text:p>
          </table:table-cell>
          <table:table-cell table:number-columns-repeated="6" table:style-name="ce19" office:value-type="float" office:value="0.004029" calcext:value-type="float">
            <text:p>0.004029</text:p>
          </table:table-cell>
          <table:table-cell table:style-name="ce17" table:formula="of:==(((9562-[.E24])*100)/9562)/100" office:value-type="percentage" office:value="0.705710102489019" calcext:value-type="percentage">
            <text:p>70.57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2" office:value-type="string" calcext:value-type="string" table:number-columns-spanned="17" table:number-rows-spanned="1">
            <text:p>Simulation AODV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07.97063" calcext:value-type="float">
            <text:p>107.971</text:p>
          </table:table-cell>
          <table:table-cell table:style-name="ce3" office:value-type="float" office:value="4.50844" calcext:value-type="float">
            <text:p>4.508</text:p>
          </table:table-cell>
          <table:table-cell table:style-name="ce3" office:value-type="float" office:value="654" calcext:value-type="float">
            <text:p>654.000</text:p>
          </table:table-cell>
          <table:table-cell table:style-name="ce3" office:value-type="float" office:value="2759" calcext:value-type="float">
            <text:p>2759.000</text:p>
          </table:table-cell>
          <table:table-cell table:style-name="ce17" table:formula="of:=1-[.Q27]" office:value-type="percentage" office:value="0.288537962769295" calcext:value-type="percentage">
            <text:p>28.85%</text:p>
          </table:table-cell>
          <table:table-cell table:style-name="ce3" office:value-type="float" office:value="5559" calcext:value-type="float">
            <text:p>5559.000</text:p>
          </table:table-cell>
          <table:table-cell table:style-name="ce17" office:value-type="percentage" office:value="0.0812" calcext:value-type="percentage">
            <text:p>8.12%</text:p>
          </table:table-cell>
          <table:table-cell table:style-name="ce17" office:value-type="percentage" office:value="0.0612" calcext:value-type="percentage">
            <text:p>6.12%</text:p>
          </table:table-cell>
          <table:table-cell table:style-name="ce17" office:value-type="percentage" office:value="0.64239" calcext:value-type="percentage">
            <text:p>64.24%</text:p>
          </table:table-cell>
          <table:table-cell table:number-columns-repeated="6" table:style-name="ce19" office:value-type="float" office:value="0.020392" calcext:value-type="float">
            <text:p>0.020392</text:p>
          </table:table-cell>
          <table:table-cell table:style-name="ce17" table:formula="of:==(((9562-[.E27])*100)/9562)/100" office:value-type="percentage" office:value="0.711462037230705" calcext:value-type="percentage">
            <text:p>71.15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2" office:value-type="string" calcext:value-type="string" table:number-columns-spanned="17" table:number-rows-spanned="1">
            <text:p>Simulation AODV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21.98881" calcext:value-type="float">
            <text:p>121.989</text:p>
          </table:table-cell>
          <table:table-cell table:style-name="ce3" office:value-type="float" office:value="4.75284" calcext:value-type="float">
            <text:p>4.753</text:p>
          </table:table-cell>
          <table:table-cell table:style-name="ce3" office:value-type="float" office:value="601" calcext:value-type="float">
            <text:p>601.000</text:p>
          </table:table-cell>
          <table:table-cell table:style-name="ce3" office:value-type="float" office:value="2643" calcext:value-type="float">
            <text:p>2643.000</text:p>
          </table:table-cell>
          <table:table-cell table:style-name="ce17" table:formula="of:=1-[.Q30]" office:value-type="percentage" office:value="0.276406609495921" calcext:value-type="percentage">
            <text:p>27.64%</text:p>
          </table:table-cell>
          <table:table-cell table:style-name="ce3" office:value-type="float" office:value="5529" calcext:value-type="float">
            <text:p>5529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5449" calcext:value-type="percentage">
            <text:p>54.49%</text:p>
          </table:table-cell>
          <table:table-cell table:number-columns-repeated="6" table:style-name="ce19" office:value-type="float" office:value="0.00586" calcext:value-type="float">
            <text:p>0.005860</text:p>
          </table:table-cell>
          <table:table-cell table:style-name="ce17" table:formula="of:==(((9562-[.E30])*100)/9562)/100" office:value-type="percentage" office:value="0.723593390504079" calcext:value-type="percentage">
            <text:p>72.36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13" office:value-type="string" calcext:value-type="string" table:number-columns-spanned="17" table:number-rows-spanned="1">
            <text:p>AVERAGE: Simulation AODV </text:p>
          </table:table-cell>
          <table:covered-table-cell table:style-name="ce13"/>
          <table:covered-table-cell table:number-columns-repeated="15" table:style-name="ce8"/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3" table:formula="of:=AVERAGE([.A3];[.A6];[.A9];[.A12];[.A15];[.A18];[.A21];[.A24];[.A27];[.A30])" office:value-type="float" office:value="119.953683" calcext:value-type="float">
            <text:p>119.954</text:p>
          </table:table-cell>
          <table:table-cell table:style-name="ce17" table:formula="of:=AVERAGE([.B3];[.B6];[.B9];[.B12];[.B15];[.B18];[.B21];[.B24];[.B27];[.B30])" office:value-type="percentage" office:value="119.953683" calcext:value-type="percentage">
            <text:p>11995.37%</text:p>
          </table:table-cell>
          <table:table-cell table:style-name="ce17" table:formula="of:=AVERAGE([.C3];[.C6];[.C9];[.C12];[.C15];[.C18];[.C21];[.C24];[.C27];[.C30])" office:value-type="percentage" office:value="4.832373" calcext:value-type="percentage">
            <text:p>483.24%</text:p>
          </table:table-cell>
          <table:table-cell table:style-name="ce17" table:formula="of:=AVERAGE([.D3];[.D6];[.D9];[.D12];[.D15];[.D18];[.D21];[.D24];[.D27];[.D30])" office:value-type="percentage" office:value="719" calcext:value-type="percentage">
            <text:p>71900.00%</text:p>
          </table:table-cell>
          <table:table-cell table:style-name="ce17" table:formula="of:=AVERAGE([.E3];[.E6];[.E9];[.E12];[.E15];[.E18];[.E21];[.E24];[.E27];[.E30])" office:value-type="percentage" office:value="2676.1" calcext:value-type="percentage">
            <text:p>267610.00%</text:p>
          </table:table-cell>
          <table:table-cell table:style-name="ce17" table:formula="of:=AVERAGE([.F3];[.F6];[.F9];[.F12];[.F15];[.F18];[.F21];[.F24];[.F27];[.F30])" office:value-type="percentage" office:value="0.296611637979694" calcext:value-type="percentage">
            <text:p>29.66%</text:p>
          </table:table-cell>
          <table:table-cell table:style-name="ce17" table:formula="of:=AVERAGE([.G3];[.G6];[.G9];[.G12];[.G15];[.G18];[.G21];[.G24];[.G27];[.G30])" office:value-type="percentage" office:value="5021.7" calcext:value-type="percentage">
            <text:p>502170.00%</text:p>
          </table:table-cell>
          <table:table-cell table:style-name="ce17" table:formula="of:=AVERAGE([.H3];[.H6];[.H9];[.H12];[.H15];[.H18];[.H21];[.H24];[.H27];[.H30])" office:value-type="percentage" office:value="0.0812" calcext:value-type="percentage">
            <text:p>8.12%</text:p>
          </table:table-cell>
          <table:table-cell table:style-name="ce17" table:formula="of:=AVERAGE([.I3];[.I6];[.I9];[.I12];[.I15];[.I18];[.I21];[.I24];[.I27];[.I30])" office:value-type="percentage" office:value="0.0812" calcext:value-type="percentage">
            <text:p>8.12%</text:p>
          </table:table-cell>
          <table:table-cell table:style-name="ce17" table:formula="of:=AVERAGE([.J3];[.J6];[.J9];[.J12];[.J15];[.J18];[.J21];[.J24];[.J27];[.J30])" office:value-type="percentage" office:value="0.498099" calcext:value-type="percentage">
            <text:p>49.81%</text:p>
          </table:table-cell>
          <table:table-cell table:style-name="ce3" table:formula="of:=AVERAGE([.K3];[.K6];[.K9];[.K12];[.K15];[.K18];[.K21];[.K24];[.K27];[.K30])" office:value-type="float" office:value="0.0097652" calcext:value-type="float">
            <text:p>0.010</text:p>
          </table:table-cell>
          <table:table-cell table:style-name="ce3" table:formula="of:=AVERAGE([.L3];[.L6];[.L9];[.L12];[.L15];[.L18];[.L21];[.L24];[.L27];[.L30])" office:value-type="float" office:value="0.0097652" calcext:value-type="float">
            <text:p>0.010</text:p>
          </table:table-cell>
          <table:table-cell table:style-name="ce3" table:formula="of:=AVERAGE([.M3];[.M6];[.M9];[.M12];[.M15];[.M18];[.M21];[.M24];[.M27];[.M30])" office:value-type="float" office:value="0.0097652" calcext:value-type="float">
            <text:p>0.010</text:p>
          </table:table-cell>
          <table:table-cell table:style-name="ce3" table:formula="of:=AVERAGE([.N3];[.N6];[.N9];[.N12];[.N15];[.N18];[.N21];[.N24];[.N27];[.N30])" office:value-type="float" office:value="0.0097652" calcext:value-type="float">
            <text:p>0.010</text:p>
          </table:table-cell>
          <table:table-cell table:style-name="ce3" table:formula="of:=AVERAGE([.O3];[.O6];[.O9];[.O12];[.O15];[.O18];[.O21];[.O24];[.O27];[.O30])" office:value-type="float" office:value="0.0097652" calcext:value-type="float">
            <text:p>0.010</text:p>
          </table:table-cell>
          <table:table-cell table:style-name="ce3" table:formula="of:=AVERAGE([.P3];[.P6];[.P9];[.P12];[.P15];[.P18];[.P21];[.P24];[.P27];[.P30])" office:value-type="float" office:value="0.0097652" calcext:value-type="float">
            <text:p>0.010</text:p>
          </table:table-cell>
          <table:table-cell table:style-name="ce3" table:formula="of:=AVERAGE([.Q3];[.Q6];[.Q9];[.Q12];[.Q15];[.Q18];[.Q21];[.Q24];[.Q27];[.Q30])" office:value-type="float" office:value="0.703388362020307" calcext:value-type="float">
            <text:p>0.703</text:p>
          </table:table-cell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14" office:value-type="string" calcext:value-type="string" table:number-columns-spanned="17" table:number-rows-spanned="1">
            <text:p>STANDARD DEVIATION: Simulation AODV </text:p>
          </table:table-cell>
          <table:covered-table-cell table:style-name="ce14"/>
          <table:covered-table-cell table:number-columns-repeated="15" table:style-name="ce8"/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3" table:formula="of:=STDEV([.A3];[.A6];[.A9];[.A12];[.A15];[.A18];[.A21];[.A24];[.A27];[.A30])" office:value-type="float" office:value="5.39221061122441" calcext:value-type="float">
            <text:p>5.392</text:p>
          </table:table-cell>
          <table:table-cell table:style-name="ce3" table:formula="of:=STDEV([.B3];[.B6];[.B9];[.B12];[.B15];[.B18];[.B21];[.B24];[.B27];[.B30])" office:value-type="float" office:value="5.39221061122441" calcext:value-type="float">
            <text:p>5.392</text:p>
          </table:table-cell>
          <table:table-cell table:style-name="ce3" table:formula="of:=STDEV([.C3];[.C6];[.C9];[.C12];[.C15];[.C18];[.C21];[.C24];[.C27];[.C30])" office:value-type="float" office:value="1.46297643589324" calcext:value-type="float">
            <text:p>1.463</text:p>
          </table:table-cell>
          <table:table-cell table:style-name="ce3" table:formula="of:=STDEV([.D3];[.D6];[.D9];[.D12];[.D15];[.D18];[.D21];[.D24];[.D27];[.D30])" office:value-type="float" office:value="396.894332425031" calcext:value-type="float">
            <text:p>396.894</text:p>
          </table:table-cell>
          <table:table-cell table:style-name="ce17" table:formula="of:=STDEV([.E3];[.E6];[.E9];[.E12];[.E15];[.E18];[.E21];[.E24];[.E27];[.E30])" office:value-type="percentage" office:value="318.740036881329" calcext:value-type="percentage">
            <text:p>31874.00%</text:p>
          </table:table-cell>
          <table:table-cell table:style-name="ce17" table:formula="of:=STDEV([.F3];[.F6];[.F9];[.F12];[.F15];[.F18];[.F21];[.F24];[.F27];[.F30])" office:value-type="percentage" office:value="0.0798850796502074" calcext:value-type="percentage">
            <text:p>7.99%</text:p>
          </table:table-cell>
          <table:table-cell table:style-name="ce3" table:formula="of:=STDEV([.G3];[.G6];[.G9];[.G12];[.G15];[.G18];[.G21];[.G24];[.G27];[.G30])" office:value-type="float" office:value="1679.6733181055" calcext:value-type="float">
            <text:p>1679.673</text:p>
          </table:table-cell>
          <table:table-cell table:style-name="ce3" table:formula="of:=STDEV([.H3];[.H6];[.H9];[.H12];[.H15];[.H18];[.H21];[.H24];[.H27];[.H30])" office:value-type="float" office:value="0.00942809041582063" calcext:value-type="float">
            <text:p>0.009</text:p>
          </table:table-cell>
          <table:table-cell table:style-name="ce3" table:formula="of:=STDEV([.I3];[.I6];[.I9];[.I12];[.I15];[.I18];[.I21];[.I24];[.I27];[.I30])" office:value-type="float" office:value="0.00942809041582063" calcext:value-type="float">
            <text:p>0.009</text:p>
          </table:table-cell>
          <table:table-cell table:style-name="ce17" table:formula="of:=STDEV([.J3];[.J6];[.J9];[.J12];[.J15];[.J18];[.J21];[.J24];[.J27];[.J30])" office:value-type="percentage" office:value="0.119637073634295" calcext:value-type="percentage">
            <text:p>11.96%</text:p>
          </table:table-cell>
          <table:table-cell table:style-name="ce3" table:formula="of:=STDEV([.K3];[.K6];[.K9];[.K12];[.K15];[.K18];[.K21];[.K24];[.K27];[.K30])" office:value-type="float" office:value="0.00790426367081576" calcext:value-type="float">
            <text:p>0.008</text:p>
          </table:table-cell>
          <table:table-cell table:style-name="ce3" table:formula="of:=STDEV([.L3];[.L6];[.L9];[.L12];[.L15];[.L18];[.L21];[.L24];[.L27];[.L30])" office:value-type="float" office:value="0.00790426367081576" calcext:value-type="float">
            <text:p>0.008</text:p>
          </table:table-cell>
          <table:table-cell table:style-name="ce3" table:formula="of:=STDEV([.M3];[.M6];[.M9];[.M12];[.M15];[.M18];[.M21];[.M24];[.M27];[.M30])" office:value-type="float" office:value="0.00790426367081576" calcext:value-type="float">
            <text:p>0.008</text:p>
          </table:table-cell>
          <table:table-cell table:style-name="ce3" table:formula="of:=STDEV([.N3];[.N6];[.N9];[.N12];[.N15];[.N18];[.N21];[.N24];[.N27];[.N30])" office:value-type="float" office:value="0.00790426367081576" calcext:value-type="float">
            <text:p>0.008</text:p>
          </table:table-cell>
          <table:table-cell table:style-name="ce3" table:formula="of:=STDEV([.O3];[.O6];[.O9];[.O12];[.O15];[.O18];[.O21];[.O24];[.O27];[.O30])" office:value-type="float" office:value="0.00790426367081576" calcext:value-type="float">
            <text:p>0.008</text:p>
          </table:table-cell>
          <table:table-cell table:style-name="ce3" table:formula="of:=STDEV([.P3];[.P6];[.P9];[.P12];[.P15];[.P18];[.P21];[.P24];[.P27];[.P30])" office:value-type="float" office:value="0.00790426367081576" calcext:value-type="float">
            <text:p>0.008</text:p>
          </table:table-cell>
          <table:table-cell table:style-name="ce17" table:formula="of:=STDEV([.Q3];[.Q6];[.Q9];[.Q12];[.Q15];[.Q18];[.Q21];[.Q24];[.Q27];[.Q30])" office:value-type="percentage" office:value="0.0798850796502074" calcext:value-type="percentage">
            <text:p>7.99%</text:p>
          </table:table-cell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15" office:value-type="string" calcext:value-type="string" table:number-columns-spanned="17" table:number-rows-spanned="1">
            <text:p>CONFIDENCE INTERVAL: Simulation AODV </text:p>
          </table:table-cell>
          <table:covered-table-cell table:style-name="ce15"/>
          <table:covered-table-cell table:number-columns-repeated="15" table:style-name="ce8"/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3" table:formula="of:=CONFIDENCE(0.05;[.A36];10)" office:value-type="float" office:value="3.34206534997683" calcext:value-type="float">
            <text:p>3.342</text:p>
          </table:table-cell>
          <table:table-cell table:style-name="ce3" table:formula="of:=CONFIDENCE(0.05;[.B36];10)" office:value-type="float" office:value="3.34206534997683" calcext:value-type="float">
            <text:p>3.342</text:p>
          </table:table-cell>
          <table:table-cell table:style-name="ce3" table:formula="of:=CONFIDENCE(0.05;[.C36];10)" office:value-type="float" office:value="0.906745527345263" calcext:value-type="float">
            <text:p>0.907</text:p>
          </table:table-cell>
          <table:table-cell table:style-name="ce16" table:formula="of:=CONFIDENCE(0.05;[.D36];10)" office:value-type="float" office:value="245.993135586869" calcext:value-type="float">
            <text:p>246</text:p>
          </table:table-cell>
          <table:table-cell table:style-name="ce16" table:formula="of:=CONFIDENCE(0.05;[.E36];10)" office:value-type="float" office:value="197.553491455621" calcext:value-type="float">
            <text:p>198</text:p>
          </table:table-cell>
          <table:table-cell table:style-name="ce17" table:formula="of:=CONFIDENCE(0.05;[.F36];10)" office:value-type="percentage" office:value="0.0495123755224528" calcext:value-type="percentage">
            <text:p>4.95%</text:p>
          </table:table-cell>
          <table:table-cell table:style-name="ce16" table:formula="of:=CONFIDENCE(0.05;[.G36];10)" office:value-type="float" office:value="1041.05317845631" calcext:value-type="float">
            <text:p>1041</text:p>
          </table:table-cell>
          <table:table-cell table:style-name="ce17" table:formula="of:=CONFIDENCE(0.05;[.H36];10)" office:value-type="percentage" office:value="0.00584348360384387" calcext:value-type="percentage">
            <text:p>0.58%</text:p>
          </table:table-cell>
          <table:table-cell table:style-name="ce17" table:formula="of:=CONFIDENCE(0.05;[.I36];10)" office:value-type="percentage" office:value="0.00584348360384387" calcext:value-type="percentage">
            <text:p>0.58%</text:p>
          </table:table-cell>
          <table:table-cell table:style-name="ce17" table:formula="of:=CONFIDENCE(0.05;[.J36];10)" office:value-type="percentage" office:value="0.0741504639179912" calcext:value-type="percentage">
            <text:p>7.42%</text:p>
          </table:table-cell>
          <table:table-cell table:style-name="ce3" table:formula="of:=CONFIDENCE(0.05;[.K36];10)" office:value-type="float" office:value="0.00489902335719702" calcext:value-type="float">
            <text:p>0.005</text:p>
          </table:table-cell>
          <table:table-cell table:style-name="ce3" table:formula="of:=CONFIDENCE(0.05;[.L36];10)" office:value-type="float" office:value="0.00489902335719702" calcext:value-type="float">
            <text:p>0.005</text:p>
          </table:table-cell>
          <table:table-cell table:style-name="ce3" table:formula="of:=CONFIDENCE(0.05;[.M36];10)" office:value-type="float" office:value="0.00489902335719702" calcext:value-type="float">
            <text:p>0.005</text:p>
          </table:table-cell>
          <table:table-cell table:style-name="ce3" table:formula="of:=CONFIDENCE(0.05;[.N36];10)" office:value-type="float" office:value="0.00489902335719702" calcext:value-type="float">
            <text:p>0.005</text:p>
          </table:table-cell>
          <table:table-cell table:style-name="ce3" table:formula="of:=CONFIDENCE(0.05;[.O36];10)" office:value-type="float" office:value="0.00489902335719702" calcext:value-type="float">
            <text:p>0.005</text:p>
          </table:table-cell>
          <table:table-cell table:style-name="ce3" table:formula="of:=CONFIDENCE(0.05;[.P36];10)" office:value-type="float" office:value="0.00489902335719702" calcext:value-type="float">
            <text:p>0.005</text:p>
          </table:table-cell>
          <table:table-cell table:style-name="ce17" table:formula="of:=CONFIDENCE(0.05;[.Q36];10)" office:value-type="percentage" office:value="0.0495123755224528" calcext:value-type="percentage">
            <text:p>4.95%</text:p>
          </table:table-cell>
          <table:table-cell table:style-name="ce25" office:value-type="string" calcext:value-type="string">
            <text:p>IC</text:p>
          </table:table-cell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3" table:formula="of:=[.A33]-[.A39]" office:value-type="float" office:value="116.611617650023" calcext:value-type="float">
            <text:p>116.612</text:p>
          </table:table-cell>
          <table:table-cell table:style-name="ce3" table:formula="of:=[.B33]-[.B39]" office:value-type="float" office:value="116.611617650023" calcext:value-type="float">
            <text:p>116.612</text:p>
          </table:table-cell>
          <table:table-cell table:style-name="ce3" table:formula="of:=[.C33]-[.C39]" office:value-type="float" office:value="3.92562747265474" calcext:value-type="float">
            <text:p>3.926</text:p>
          </table:table-cell>
          <table:table-cell table:style-name="ce16" table:formula="of:=[.D33]-[.D39]" office:value-type="float" office:value="473.006864413131" calcext:value-type="float">
            <text:p>473</text:p>
          </table:table-cell>
          <table:table-cell table:style-name="ce16" table:formula="of:=[.E33]-[.E39]" office:value-type="float" office:value="2478.54650854438" calcext:value-type="float">
            <text:p>2479</text:p>
          </table:table-cell>
          <table:table-cell table:style-name="ce17" table:formula="of:=[.F33]-[.F39]" office:value-type="percentage" office:value="0.247099262457241" calcext:value-type="percentage">
            <text:p>24.71%</text:p>
          </table:table-cell>
          <table:table-cell table:style-name="ce16" table:formula="of:=[.G33]-[.G39]" office:value-type="float" office:value="3980.64682154369" calcext:value-type="float">
            <text:p>3981</text:p>
          </table:table-cell>
          <table:table-cell table:style-name="ce17" table:formula="of:=[.H33]-[.H39]" office:value-type="percentage" office:value="0.0753565163961561" calcext:value-type="percentage">
            <text:p>7.54%</text:p>
          </table:table-cell>
          <table:table-cell table:style-name="ce17" table:formula="of:=[.I33]-[.I39]" office:value-type="percentage" office:value="0.0753565163961561" calcext:value-type="percentage">
            <text:p>7.54%</text:p>
          </table:table-cell>
          <table:table-cell table:style-name="ce17" table:formula="of:=[.J33]-[.J39]" office:value-type="percentage" office:value="0.423948536082009" calcext:value-type="percentage">
            <text:p>42.39%</text:p>
          </table:table-cell>
          <table:table-cell table:style-name="ce3" table:formula="of:=[.K33]-[.K39]" office:value-type="float" office:value="0.00486617664280298" calcext:value-type="float">
            <text:p>0.005</text:p>
          </table:table-cell>
          <table:table-cell table:style-name="ce3" table:formula="of:=[.L33]-[.L39]" office:value-type="float" office:value="0.00486617664280298" calcext:value-type="float">
            <text:p>0.005</text:p>
          </table:table-cell>
          <table:table-cell table:style-name="ce3" table:formula="of:=[.M33]-[.M39]" office:value-type="float" office:value="0.00486617664280298" calcext:value-type="float">
            <text:p>0.005</text:p>
          </table:table-cell>
          <table:table-cell table:style-name="ce3" table:formula="of:=[.N33]-[.N39]" office:value-type="float" office:value="0.00486617664280298" calcext:value-type="float">
            <text:p>0.005</text:p>
          </table:table-cell>
          <table:table-cell table:style-name="ce3" table:formula="of:=[.O33]-[.O39]" office:value-type="float" office:value="0.00486617664280298" calcext:value-type="float">
            <text:p>0.005</text:p>
          </table:table-cell>
          <table:table-cell table:style-name="ce3" table:formula="of:=[.P33]-[.P39]" office:value-type="float" office:value="0.00486617664280298" calcext:value-type="float">
            <text:p>0.005</text:p>
          </table:table-cell>
          <table:table-cell table:style-name="ce17" table:formula="of:=[.Q33]-[.Q39]" office:value-type="percentage" office:value="0.653875986497854" calcext:value-type="percentage">
            <text:p>65.39%</text:p>
          </table:table-cell>
          <table:table-cell table:style-name="ce25" office:value-type="string" calcext:value-type="string">
            <text:p>Inferior limit</text:p>
          </table:table-cell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3" table:formula="of:=[.A33]+[.A39]" office:value-type="float" office:value="123.295748349977" calcext:value-type="float">
            <text:p>123.296</text:p>
          </table:table-cell>
          <table:table-cell table:style-name="ce3" table:formula="of:=[.B33]+[.B39]" office:value-type="float" office:value="123.295748349977" calcext:value-type="float">
            <text:p>123.296</text:p>
          </table:table-cell>
          <table:table-cell table:style-name="ce3" table:formula="of:=[.C33]+[.C39]" office:value-type="float" office:value="5.73911852734526" calcext:value-type="float">
            <text:p>5.739</text:p>
          </table:table-cell>
          <table:table-cell table:style-name="ce16" table:formula="of:=[.D33]+[.D39]" office:value-type="float" office:value="964.99313558687" calcext:value-type="float">
            <text:p>965</text:p>
          </table:table-cell>
          <table:table-cell table:style-name="ce16" table:formula="of:=[.E33]+[.E39]" office:value-type="float" office:value="2873.65349145562" calcext:value-type="float">
            <text:p>2874</text:p>
          </table:table-cell>
          <table:table-cell table:style-name="ce17" table:formula="of:=[.F33]+[.F39]" office:value-type="percentage" office:value="0.346124013502146" calcext:value-type="percentage">
            <text:p>34.61%</text:p>
          </table:table-cell>
          <table:table-cell table:style-name="ce16" table:formula="of:=[.G33]+[.G39]" office:value-type="float" office:value="6062.75317845631" calcext:value-type="float">
            <text:p>6063</text:p>
          </table:table-cell>
          <table:table-cell table:style-name="ce17" table:formula="of:=[.H33]+[.H39]" office:value-type="percentage" office:value="0.0870434836038439" calcext:value-type="percentage">
            <text:p>8.70%</text:p>
          </table:table-cell>
          <table:table-cell table:style-name="ce17" table:formula="of:=[.I33]+[.I39]" office:value-type="percentage" office:value="0.0870434836038439" calcext:value-type="percentage">
            <text:p>8.70%</text:p>
          </table:table-cell>
          <table:table-cell table:style-name="ce17" table:formula="of:=[.J33]+[.J39]" office:value-type="percentage" office:value="0.572249463917991" calcext:value-type="percentage">
            <text:p>57.22%</text:p>
          </table:table-cell>
          <table:table-cell table:style-name="ce21" table:formula="of:=[.K33]+[.K39]" office:value-type="float" office:value="0.014664223357197" calcext:value-type="float">
            <text:p>0.01466</text:p>
          </table:table-cell>
          <table:table-cell table:style-name="ce21" table:formula="of:=[.L33]+[.L39]" office:value-type="float" office:value="0.014664223357197" calcext:value-type="float">
            <text:p>0.01466</text:p>
          </table:table-cell>
          <table:table-cell table:style-name="ce21" table:formula="of:=[.M33]+[.M39]" office:value-type="float" office:value="0.014664223357197" calcext:value-type="float">
            <text:p>0.01466</text:p>
          </table:table-cell>
          <table:table-cell table:style-name="ce21" table:formula="of:=[.N33]+[.N39]" office:value-type="float" office:value="0.014664223357197" calcext:value-type="float">
            <text:p>0.01466</text:p>
          </table:table-cell>
          <table:table-cell table:style-name="ce21" table:formula="of:=[.O33]+[.O39]" office:value-type="float" office:value="0.014664223357197" calcext:value-type="float">
            <text:p>0.01466</text:p>
          </table:table-cell>
          <table:table-cell table:style-name="ce21" table:formula="of:=[.P33]+[.P39]" office:value-type="float" office:value="0.014664223357197" calcext:value-type="float">
            <text:p>0.01466</text:p>
          </table:table-cell>
          <table:table-cell table:style-name="ce17" table:formula="of:=[.Q33]+[.Q39]" office:value-type="percentage" office:value="0.752900737542759" calcext:value-type="percentage">
            <text:p>75.29%</text:p>
          </table:table-cell>
          <table:table-cell table:style-name="ce25" office:value-type="string" calcext:value-type="string">
            <text:p>Upper limit</text:p>
          </table:table-cell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Default" table:number-columns-repeated="18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Default" table:number-columns-repeated="6"/>
          <table:table-cell table:number-columns-repeated="951"/>
          <table:table-cell table:style-name="Default" table:number-columns-repeated="21"/>
        </table:table-row>
        <table:table-row table:style-name="ro2" table:number-rows-repeated="1048532">
          <table:table-cell table:number-columns-repeated="978"/>
        </table:table-row>
        <table:table-row table:style-name="ro2">
          <table:table-cell table:number-columns-repeated="978"/>
        </table:table-row>
      </table:table>
      <table:table table:name="Manet Protocols Simulation DSR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number-columns-repeated="2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default-cell-style-name="ce39"/>
        <table:table-column table:style-name="co31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20" table:default-cell-style-name="ce39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35" table:number-columns-repeated="939" table:default-cell-style-name="ce39"/>
        <table:table-row table:style-name="ro1">
          <table:table-cell table:style-name="ce50" office:value-type="string" calcext:value-type="string" table:number-columns-spanned="17" table:number-rows-spanned="1">
            <text:p>Simulation DSR </text:p>
          </table:table-cell>
          <table:covered-table-cell table:style-name="ce20"/>
          <table:covered-table-cell table:number-columns-repeated="15" table:style-name="ce8"/>
          <table:table-cell table:style-name="ce38" office:value-type="string" calcext:value-type="string">
            <text:p>Quantity Packet Generated</text:p>
          </table:table-cell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8" office:value-type="string" calcext:value-type="string">
            <text:p>Total Network 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41" office:value-type="float" office:value="3672" calcext:value-type="float">
            <text:p>3672</text:p>
          </table:table-cell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number-columns-repeated="2" table:style-name="ce3" office:value-type="float" office:value="125.01285" calcext:value-type="float">
            <text:p>125.013</text:p>
          </table:table-cell>
          <table:table-cell table:style-name="ce3" office:value-type="float" office:value="1.15412" calcext:value-type="float">
            <text:p>1.154</text:p>
          </table:table-cell>
          <table:table-cell table:style-name="ce3" office:value-type="float" office:value="1830" calcext:value-type="float">
            <text:p>1830.000</text:p>
          </table:table-cell>
          <table:table-cell table:style-name="ce3" office:value-type="float" office:value="1836" calcext:value-type="float">
            <text:p>1836.000</text:p>
          </table:table-cell>
          <table:table-cell table:style-name="ce17" table:formula="of:=1-[.Q3]" office:value-type="percentage" office:value="0.5" calcext:value-type="percentage">
            <text:p>50.00%</text:p>
          </table:table-cell>
          <table:table-cell table:style-name="ce3" office:value-type="float" office:value="274" calcext:value-type="float">
            <text:p>274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62197" calcext:value-type="percentage">
            <text:p>62.20%</text:p>
          </table:table-cell>
          <table:table-cell table:number-columns-repeated="6" table:style-name="ce19" office:value-type="float" office:value="0.001234" calcext:value-type="float">
            <text:p>0.001234</text:p>
          </table:table-cell>
          <table:table-cell table:style-name="ce17" table:formula="of:==((([.R2]-[.E3])*100)/[.R2])/100" office:value-type="percentage" office:value="0.5" calcext:value-type="percentage">
            <text:p>50.00%</text:p>
          </table:table-cell>
          <table:table-cell table:style-name="ce24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50" office:value-type="string" calcext:value-type="string" table:number-columns-spanned="17" table:number-rows-spanned="1">
            <text:p>Simulation DSR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number-columns-repeated="2" table:style-name="ce3" office:value-type="float" office:value="120.01651" calcext:value-type="float">
            <text:p>120.017</text:p>
          </table:table-cell>
          <table:table-cell table:style-name="ce3" office:value-type="float" office:value="6.99382" calcext:value-type="float">
            <text:p>6.994</text:p>
          </table:table-cell>
          <table:table-cell table:style-name="ce3" office:value-type="float" office:value="668" calcext:value-type="float">
            <text:p>668.000</text:p>
          </table:table-cell>
          <table:table-cell table:style-name="ce3" office:value-type="float" office:value="3025" calcext:value-type="float">
            <text:p>3025.000</text:p>
          </table:table-cell>
          <table:table-cell table:style-name="ce17" table:formula="of:=1-[.Q6]" office:value-type="percentage" office:value="0.175800546289301" calcext:value-type="percentage">
            <text:p>17.58%</text:p>
          </table:table-cell>
          <table:table-cell table:style-name="ce3" office:value-type="float" office:value="5314" calcext:value-type="float">
            <text:p>5314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2687" calcext:value-type="percentage">
            <text:p>26.87%</text:p>
          </table:table-cell>
          <table:table-cell table:number-columns-repeated="6" table:style-name="ce19" office:value-type="float" office:value="0.010416" calcext:value-type="float">
            <text:p>0.010416</text:p>
          </table:table-cell>
          <table:table-cell table:style-name="ce17" table:formula="of:==(((17207-[.E6])*100)/17207)/100" office:value-type="percentage" office:value="0.824199453710699" calcext:value-type="percentage">
            <text:p>82.42%</text:p>
          </table:table-cell>
          <table:table-cell table:style-name="ce24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50" office:value-type="string" calcext:value-type="string" table:number-columns-spanned="17" table:number-rows-spanned="1">
            <text:p>Simulation DSR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number-columns-repeated="2" table:style-name="ce3" office:value-type="float" office:value="112.83894" calcext:value-type="float">
            <text:p>112.839</text:p>
          </table:table-cell>
          <table:table-cell table:style-name="ce3" office:value-type="float" office:value="4.92045" calcext:value-type="float">
            <text:p>4.920</text:p>
          </table:table-cell>
          <table:table-cell table:style-name="ce3" office:value-type="float" office:value="438" calcext:value-type="float">
            <text:p>438.000</text:p>
          </table:table-cell>
          <table:table-cell table:style-name="ce3" office:value-type="float" office:value="2610" calcext:value-type="float">
            <text:p>2610.000</text:p>
          </table:table-cell>
          <table:table-cell table:style-name="ce17" table:formula="of:=1-[.Q9]" office:value-type="percentage" office:value="0.27295544865091" calcext:value-type="percentage">
            <text:p>27.30%</text:p>
          </table:table-cell>
          <table:table-cell table:style-name="ce3" office:value-type="float" office:value="5499" calcext:value-type="float">
            <text:p>5499.000</text:p>
          </table:table-cell>
          <table:table-cell table:style-name="ce17" office:value-type="percentage" office:value="0.1012" calcext:value-type="percentage">
            <text:p>10.12%</text:p>
          </table:table-cell>
          <table:table-cell table:style-name="ce17" office:value-type="percentage" office:value="0.0812" calcext:value-type="percentage">
            <text:p>8.12%</text:p>
          </table:table-cell>
          <table:table-cell table:style-name="ce17" office:value-type="percentage" office:value="0.4968" calcext:value-type="percentage">
            <text:p>49.68%</text:p>
          </table:table-cell>
          <table:table-cell table:number-columns-repeated="6" table:style-name="ce19" office:value-type="float" office:value="0.005653" calcext:value-type="float">
            <text:p>0.005653</text:p>
          </table:table-cell>
          <table:table-cell table:style-name="ce17" table:formula="of:==(((9562-[.E9])*100)/9562)/100" office:value-type="percentage" office:value="0.72704455134909" calcext:value-type="percentage">
            <text:p>72.70%</text:p>
          </table:table-cell>
          <table:table-cell table:style-name="ce24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50" office:value-type="string" calcext:value-type="string" table:number-columns-spanned="17" table:number-rows-spanned="1">
            <text:p>Simulation DSR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number-columns-repeated="2" table:style-name="ce3" office:value-type="float" office:value="121.05249" calcext:value-type="float">
            <text:p>121.052</text:p>
          </table:table-cell>
          <table:table-cell table:style-name="ce3" office:value-type="float" office:value="5.0509" calcext:value-type="float">
            <text:p>5.051</text:p>
          </table:table-cell>
          <table:table-cell table:style-name="ce3" office:value-type="float" office:value="663" calcext:value-type="float">
            <text:p>663.000</text:p>
          </table:table-cell>
          <table:table-cell table:style-name="ce3" office:value-type="float" office:value="2728" calcext:value-type="float">
            <text:p>2728.000</text:p>
          </table:table-cell>
          <table:table-cell table:style-name="ce17" table:formula="of:=1-[.Q12]" office:value-type="percentage" office:value="0.285295963187618" calcext:value-type="percentage">
            <text:p>28.53%</text:p>
          </table:table-cell>
          <table:table-cell table:style-name="ce3" office:value-type="float" office:value="5311" calcext:value-type="float">
            <text:p>5311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41033" calcext:value-type="percentage">
            <text:p>41.03%</text:p>
          </table:table-cell>
          <table:table-cell table:number-columns-repeated="6" table:style-name="ce19" office:value-type="float" office:value="0.004282" calcext:value-type="float">
            <text:p>0.004282</text:p>
          </table:table-cell>
          <table:table-cell table:style-name="ce17" table:formula="of:==(((9562-[.E12])*100)/9562)/100" office:value-type="percentage" office:value="0.714704036812382" calcext:value-type="percentage">
            <text:p>71.47%</text:p>
          </table:table-cell>
          <table:table-cell table:style-name="ce24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2">
          <table:table-cell table:style-name="ce50" office:value-type="string" calcext:value-type="string" table:number-columns-spanned="17" table:number-rows-spanned="1">
            <text:p>Simulation DSR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24.42855" calcext:value-type="float">
            <text:p>124.429</text:p>
          </table:table-cell>
          <table:table-cell table:style-name="ce4" office:value-type="float" office:value="5.27214" calcext:value-type="float">
            <text:p>5.272</text:p>
          </table:table-cell>
          <table:table-cell table:style-name="ce4" office:value-type="float" office:value="556" calcext:value-type="float">
            <text:p>556.000</text:p>
          </table:table-cell>
          <table:table-cell table:style-name="ce3" office:value-type="float" office:value="2695" calcext:value-type="float">
            <text:p>2695.000</text:p>
          </table:table-cell>
          <table:table-cell table:style-name="ce17" table:formula="of:=1-[.Q15]" office:value-type="percentage" office:value="0.281844802342606" calcext:value-type="percentage">
            <text:p>28.18%</text:p>
          </table:table-cell>
          <table:table-cell table:style-name="ce3" office:value-type="float" office:value="5817" calcext:value-type="float">
            <text:p>5817.000</text:p>
          </table:table-cell>
          <table:table-cell table:style-name="ce17" office:value-type="percentage" office:value="0.0812" calcext:value-type="percentage">
            <text:p>8.12%</text:p>
          </table:table-cell>
          <table:table-cell table:style-name="ce17" office:value-type="percentage" office:value="0.1012" calcext:value-type="percentage">
            <text:p>10.12%</text:p>
          </table:table-cell>
          <table:table-cell table:style-name="ce17" office:value-type="percentage" office:value="0.45556" calcext:value-type="percentage">
            <text:p>45.56%</text:p>
          </table:table-cell>
          <table:table-cell table:number-columns-repeated="6" table:style-name="ce19" office:value-type="float" office:value="0.026526" calcext:value-type="float">
            <text:p>0.026526</text:p>
          </table:table-cell>
          <table:table-cell table:style-name="ce17" table:formula="of:==(((9562-[.E15])*100)/9562)/100" office:value-type="percentage" office:value="0.718155197657394" calcext:value-type="percentage">
            <text:p>71.82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50" office:value-type="string" calcext:value-type="string" table:number-columns-spanned="17" table:number-rows-spanned="1">
            <text:p>Simulation DSR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23.42315" calcext:value-type="float">
            <text:p>123.423</text:p>
          </table:table-cell>
          <table:table-cell table:style-name="ce3" office:value-type="float" office:value="5.40439" calcext:value-type="float">
            <text:p>5.404</text:p>
          </table:table-cell>
          <table:table-cell table:style-name="ce3" office:value-type="float" office:value="593" calcext:value-type="float">
            <text:p>593.000</text:p>
          </table:table-cell>
          <table:table-cell table:style-name="ce3" office:value-type="float" office:value="2763" calcext:value-type="float">
            <text:p>2763.000</text:p>
          </table:table-cell>
          <table:table-cell table:style-name="ce17" table:formula="of:=1-[.Q18]" office:value-type="percentage" office:value="0.288956285295963" calcext:value-type="percentage">
            <text:p>28.90%</text:p>
          </table:table-cell>
          <table:table-cell table:style-name="ce3" office:value-type="float" office:value="5345" calcext:value-type="float">
            <text:p>5345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4549" calcext:value-type="percentage">
            <text:p>45.49%</text:p>
          </table:table-cell>
          <table:table-cell table:number-columns-repeated="6" table:style-name="ce19" office:value-type="float" office:value="0.009819" calcext:value-type="float">
            <text:p>0.009819</text:p>
          </table:table-cell>
          <table:table-cell table:style-name="ce17" table:formula="of:==(((9562-[.E18])*100)/9562)/100" office:value-type="percentage" office:value="0.711043714704037" calcext:value-type="percentage">
            <text:p>71.10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50" office:value-type="string" calcext:value-type="string" table:number-columns-spanned="17" table:number-rows-spanned="1">
            <text:p>Simulation DSR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21.76478" calcext:value-type="float">
            <text:p>121.765</text:p>
          </table:table-cell>
          <table:table-cell table:style-name="ce3" office:value-type="float" office:value="5.4438" calcext:value-type="float">
            <text:p>5.444</text:p>
          </table:table-cell>
          <table:table-cell table:style-name="ce3" office:value-type="float" office:value="651" calcext:value-type="float">
            <text:p>651.000</text:p>
          </table:table-cell>
          <table:table-cell table:style-name="ce3" office:value-type="float" office:value="2888" calcext:value-type="float">
            <text:p>2888.000</text:p>
          </table:table-cell>
          <table:table-cell table:style-name="ce17" table:formula="of:=1-[.Q21]" office:value-type="percentage" office:value="0.30202886425434" calcext:value-type="percentage">
            <text:p>30.20%</text:p>
          </table:table-cell>
          <table:table-cell table:style-name="ce3" office:value-type="float" office:value="5845" calcext:value-type="float">
            <text:p>5845.000</text:p>
          </table:table-cell>
          <table:table-cell table:style-name="ce17" office:value-type="percentage" office:value="0.0612" calcext:value-type="percentage">
            <text:p>6.12%</text:p>
          </table:table-cell>
          <table:table-cell table:style-name="ce17" office:value-type="percentage" office:value="0.0812" calcext:value-type="percentage">
            <text:p>8.12%</text:p>
          </table:table-cell>
          <table:table-cell table:style-name="ce17" office:value-type="percentage" office:value="0.43671" calcext:value-type="percentage">
            <text:p>43.67%</text:p>
          </table:table-cell>
          <table:table-cell table:number-columns-repeated="6" table:style-name="ce19" office:value-type="float" office:value="0.009441" calcext:value-type="float">
            <text:p>0.009441</text:p>
          </table:table-cell>
          <table:table-cell table:style-name="ce17" table:formula="of:==(((9562-[.E21])*100)/9562)/100" office:value-type="percentage" office:value="0.69797113574566" calcext:value-type="percentage">
            <text:p>69.80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50" office:value-type="string" calcext:value-type="string" table:number-columns-spanned="17" table:number-rows-spanned="1">
            <text:p>Simulation DSR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21.04012" calcext:value-type="float">
            <text:p>121.040</text:p>
          </table:table-cell>
          <table:table-cell table:style-name="ce3" office:value-type="float" office:value="4.82283" calcext:value-type="float">
            <text:p>4.823</text:p>
          </table:table-cell>
          <table:table-cell table:style-name="ce3" office:value-type="float" office:value="536" calcext:value-type="float">
            <text:p>536.000</text:p>
          </table:table-cell>
          <table:table-cell table:style-name="ce3" office:value-type="float" office:value="2814" calcext:value-type="float">
            <text:p>2814.000</text:p>
          </table:table-cell>
          <table:table-cell table:style-name="ce17" table:formula="of:=1-[.Q24]" office:value-type="percentage" office:value="0.294289897510981" calcext:value-type="percentage">
            <text:p>29.43%</text:p>
          </table:table-cell>
          <table:table-cell table:style-name="ce3" office:value-type="float" office:value="5724" calcext:value-type="float">
            <text:p>5724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64873" calcext:value-type="percentage">
            <text:p>64.87%</text:p>
          </table:table-cell>
          <table:table-cell table:number-columns-repeated="6" table:style-name="ce19" office:value-type="float" office:value="0.004029" calcext:value-type="float">
            <text:p>0.004029</text:p>
          </table:table-cell>
          <table:table-cell table:style-name="ce17" table:formula="of:==(((9562-[.E24])*100)/9562)/100" office:value-type="percentage" office:value="0.705710102489019" calcext:value-type="percentage">
            <text:p>70.57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50" office:value-type="string" calcext:value-type="string" table:number-columns-spanned="17" table:number-rows-spanned="1">
            <text:p>Simulation DSR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07.97063" calcext:value-type="float">
            <text:p>107.971</text:p>
          </table:table-cell>
          <table:table-cell table:style-name="ce3" office:value-type="float" office:value="4.50844" calcext:value-type="float">
            <text:p>4.508</text:p>
          </table:table-cell>
          <table:table-cell table:style-name="ce3" office:value-type="float" office:value="654" calcext:value-type="float">
            <text:p>654.000</text:p>
          </table:table-cell>
          <table:table-cell table:style-name="ce3" office:value-type="float" office:value="2759" calcext:value-type="float">
            <text:p>2759.000</text:p>
          </table:table-cell>
          <table:table-cell table:style-name="ce17" table:formula="of:=1-[.Q27]" office:value-type="percentage" office:value="0.288537962769295" calcext:value-type="percentage">
            <text:p>28.85%</text:p>
          </table:table-cell>
          <table:table-cell table:style-name="ce3" office:value-type="float" office:value="5559" calcext:value-type="float">
            <text:p>5559.000</text:p>
          </table:table-cell>
          <table:table-cell table:style-name="ce17" office:value-type="percentage" office:value="0.0812" calcext:value-type="percentage">
            <text:p>8.12%</text:p>
          </table:table-cell>
          <table:table-cell table:style-name="ce17" office:value-type="percentage" office:value="0.0612" calcext:value-type="percentage">
            <text:p>6.12%</text:p>
          </table:table-cell>
          <table:table-cell table:style-name="ce17" office:value-type="percentage" office:value="0.64239" calcext:value-type="percentage">
            <text:p>64.24%</text:p>
          </table:table-cell>
          <table:table-cell table:number-columns-repeated="6" table:style-name="ce19" office:value-type="float" office:value="0.020392" calcext:value-type="float">
            <text:p>0.020392</text:p>
          </table:table-cell>
          <table:table-cell table:style-name="ce17" table:formula="of:==(((9562-[.E27])*100)/9562)/100" office:value-type="percentage" office:value="0.711462037230705" calcext:value-type="percentage">
            <text:p>71.15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50" office:value-type="string" calcext:value-type="string" table:number-columns-spanned="17" table:number-rows-spanned="1">
            <text:p>Simulation DSR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21.98881" calcext:value-type="float">
            <text:p>121.989</text:p>
          </table:table-cell>
          <table:table-cell table:style-name="ce3" office:value-type="float" office:value="4.75284" calcext:value-type="float">
            <text:p>4.753</text:p>
          </table:table-cell>
          <table:table-cell table:style-name="ce3" office:value-type="float" office:value="601" calcext:value-type="float">
            <text:p>601.000</text:p>
          </table:table-cell>
          <table:table-cell table:style-name="ce3" office:value-type="float" office:value="2643" calcext:value-type="float">
            <text:p>2643.000</text:p>
          </table:table-cell>
          <table:table-cell table:style-name="ce17" table:formula="of:=1-[.Q30]" office:value-type="percentage" office:value="0.276406609495921" calcext:value-type="percentage">
            <text:p>27.64%</text:p>
          </table:table-cell>
          <table:table-cell table:style-name="ce3" office:value-type="float" office:value="5529" calcext:value-type="float">
            <text:p>5529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5449" calcext:value-type="percentage">
            <text:p>54.49%</text:p>
          </table:table-cell>
          <table:table-cell table:number-columns-repeated="6" table:style-name="ce19" office:value-type="float" office:value="0.00586" calcext:value-type="float">
            <text:p>0.005860</text:p>
          </table:table-cell>
          <table:table-cell table:style-name="ce17" table:formula="of:==(((9562-[.E30])*100)/9562)/100" office:value-type="percentage" office:value="0.723593390504079" calcext:value-type="percentage">
            <text:p>72.36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13" office:value-type="string" calcext:value-type="string" table:number-columns-spanned="17" table:number-rows-spanned="1">
            <text:p>AVERAGE: Simulation DSR </text:p>
          </table:table-cell>
          <table:covered-table-cell table:style-name="ce13"/>
          <table:covered-table-cell table:number-columns-repeated="15" table:style-name="ce8"/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3" table:formula="of:=AVERAGE([.A3];[.A6];[.A9];[.A12];[.A15];[.A18];[.A21];[.A24];[.A27];[.A30])" office:value-type="float" office:value="119.953683" calcext:value-type="float">
            <text:p>119.954</text:p>
          </table:table-cell>
          <table:table-cell table:style-name="ce17" table:formula="of:=AVERAGE([.B3];[.B6];[.B9];[.B12];[.B15];[.B18];[.B21];[.B24];[.B27];[.B30])" office:value-type="percentage" office:value="119.953683" calcext:value-type="percentage">
            <text:p>11995.37%</text:p>
          </table:table-cell>
          <table:table-cell table:style-name="ce17" table:formula="of:=AVERAGE([.C3];[.C6];[.C9];[.C12];[.C15];[.C18];[.C21];[.C24];[.C27];[.C30])" office:value-type="percentage" office:value="4.832373" calcext:value-type="percentage">
            <text:p>483.24%</text:p>
          </table:table-cell>
          <table:table-cell table:style-name="ce17" table:formula="of:=AVERAGE([.D3];[.D6];[.D9];[.D12];[.D15];[.D18];[.D21];[.D24];[.D27];[.D30])" office:value-type="percentage" office:value="719" calcext:value-type="percentage">
            <text:p>71900.00%</text:p>
          </table:table-cell>
          <table:table-cell table:style-name="ce17" table:formula="of:=AVERAGE([.E3];[.E6];[.E9];[.E12];[.E15];[.E18];[.E21];[.E24];[.E27];[.E30])" office:value-type="percentage" office:value="2676.1" calcext:value-type="percentage">
            <text:p>267610.00%</text:p>
          </table:table-cell>
          <table:table-cell table:style-name="ce17" table:formula="of:=AVERAGE([.F3];[.F6];[.F9];[.F12];[.F15];[.F18];[.F21];[.F24];[.F27];[.F30])" office:value-type="percentage" office:value="0.296611637979694" calcext:value-type="percentage">
            <text:p>29.66%</text:p>
          </table:table-cell>
          <table:table-cell table:style-name="ce17" table:formula="of:=AVERAGE([.G3];[.G6];[.G9];[.G12];[.G15];[.G18];[.G21];[.G24];[.G27];[.G30])" office:value-type="percentage" office:value="5021.7" calcext:value-type="percentage">
            <text:p>502170.00%</text:p>
          </table:table-cell>
          <table:table-cell table:style-name="ce17" table:formula="of:=AVERAGE([.H3];[.H6];[.H9];[.H12];[.H15];[.H18];[.H21];[.H24];[.H27];[.H30])" office:value-type="percentage" office:value="0.0812" calcext:value-type="percentage">
            <text:p>8.12%</text:p>
          </table:table-cell>
          <table:table-cell table:style-name="ce17" table:formula="of:=AVERAGE([.I3];[.I6];[.I9];[.I12];[.I15];[.I18];[.I21];[.I24];[.I27];[.I30])" office:value-type="percentage" office:value="0.0812" calcext:value-type="percentage">
            <text:p>8.12%</text:p>
          </table:table-cell>
          <table:table-cell table:style-name="ce17" table:formula="of:=AVERAGE([.J3];[.J6];[.J9];[.J12];[.J15];[.J18];[.J21];[.J24];[.J27];[.J30])" office:value-type="percentage" office:value="0.498099" calcext:value-type="percentage">
            <text:p>49.81%</text:p>
          </table:table-cell>
          <table:table-cell table:style-name="ce3" table:formula="of:=AVERAGE([.K3];[.K6];[.K9];[.K12];[.K15];[.K18];[.K21];[.K24];[.K27];[.K30])" office:value-type="float" office:value="0.0097652" calcext:value-type="float">
            <text:p>0.010</text:p>
          </table:table-cell>
          <table:table-cell table:style-name="ce3" table:formula="of:=AVERAGE([.L3];[.L6];[.L9];[.L12];[.L15];[.L18];[.L21];[.L24];[.L27];[.L30])" office:value-type="float" office:value="0.0097652" calcext:value-type="float">
            <text:p>0.010</text:p>
          </table:table-cell>
          <table:table-cell table:style-name="ce3" table:formula="of:=AVERAGE([.M3];[.M6];[.M9];[.M12];[.M15];[.M18];[.M21];[.M24];[.M27];[.M30])" office:value-type="float" office:value="0.0097652" calcext:value-type="float">
            <text:p>0.010</text:p>
          </table:table-cell>
          <table:table-cell table:style-name="ce3" table:formula="of:=AVERAGE([.N3];[.N6];[.N9];[.N12];[.N15];[.N18];[.N21];[.N24];[.N27];[.N30])" office:value-type="float" office:value="0.0097652" calcext:value-type="float">
            <text:p>0.010</text:p>
          </table:table-cell>
          <table:table-cell table:style-name="ce3" table:formula="of:=AVERAGE([.O3];[.O6];[.O9];[.O12];[.O15];[.O18];[.O21];[.O24];[.O27];[.O30])" office:value-type="float" office:value="0.0097652" calcext:value-type="float">
            <text:p>0.010</text:p>
          </table:table-cell>
          <table:table-cell table:style-name="ce3" table:formula="of:=AVERAGE([.P3];[.P6];[.P9];[.P12];[.P15];[.P18];[.P21];[.P24];[.P27];[.P30])" office:value-type="float" office:value="0.0097652" calcext:value-type="float">
            <text:p>0.010</text:p>
          </table:table-cell>
          <table:table-cell table:style-name="ce3" table:formula="of:=AVERAGE([.Q3];[.Q6];[.Q9];[.Q12];[.Q15];[.Q18];[.Q21];[.Q24];[.Q27];[.Q30])" office:value-type="float" office:value="0.703388362020307" calcext:value-type="float">
            <text:p>0.703</text:p>
          </table:table-cell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14" office:value-type="string" calcext:value-type="string" table:number-columns-spanned="17" table:number-rows-spanned="1">
            <text:p>STANDARD DEVIATION: Simulation DSR </text:p>
          </table:table-cell>
          <table:covered-table-cell table:style-name="ce14"/>
          <table:covered-table-cell table:number-columns-repeated="15" table:style-name="ce8"/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3" table:formula="of:=STDEV([.A3];[.A6];[.A9];[.A12];[.A15];[.A18];[.A21];[.A24];[.A27];[.A30])" office:value-type="float" office:value="5.39221061122441" calcext:value-type="float">
            <text:p>5.392</text:p>
          </table:table-cell>
          <table:table-cell table:style-name="ce3" table:formula="of:=STDEV([.B3];[.B6];[.B9];[.B12];[.B15];[.B18];[.B21];[.B24];[.B27];[.B30])" office:value-type="float" office:value="5.39221061122441" calcext:value-type="float">
            <text:p>5.392</text:p>
          </table:table-cell>
          <table:table-cell table:style-name="ce3" table:formula="of:=STDEV([.C3];[.C6];[.C9];[.C12];[.C15];[.C18];[.C21];[.C24];[.C27];[.C30])" office:value-type="float" office:value="1.46297643589324" calcext:value-type="float">
            <text:p>1.463</text:p>
          </table:table-cell>
          <table:table-cell table:style-name="ce3" table:formula="of:=STDEV([.D3];[.D6];[.D9];[.D12];[.D15];[.D18];[.D21];[.D24];[.D27];[.D30])" office:value-type="float" office:value="396.894332425031" calcext:value-type="float">
            <text:p>396.894</text:p>
          </table:table-cell>
          <table:table-cell table:style-name="ce17" table:formula="of:=STDEV([.E3];[.E6];[.E9];[.E12];[.E15];[.E18];[.E21];[.E24];[.E27];[.E30])" office:value-type="percentage" office:value="318.740036881329" calcext:value-type="percentage">
            <text:p>31874.00%</text:p>
          </table:table-cell>
          <table:table-cell table:style-name="ce17" table:formula="of:=STDEV([.F3];[.F6];[.F9];[.F12];[.F15];[.F18];[.F21];[.F24];[.F27];[.F30])" office:value-type="percentage" office:value="0.0798850796502074" calcext:value-type="percentage">
            <text:p>7.99%</text:p>
          </table:table-cell>
          <table:table-cell table:style-name="ce3" table:formula="of:=STDEV([.G3];[.G6];[.G9];[.G12];[.G15];[.G18];[.G21];[.G24];[.G27];[.G30])" office:value-type="float" office:value="1679.6733181055" calcext:value-type="float">
            <text:p>1679.673</text:p>
          </table:table-cell>
          <table:table-cell table:style-name="ce3" table:formula="of:=STDEV([.H3];[.H6];[.H9];[.H12];[.H15];[.H18];[.H21];[.H24];[.H27];[.H30])" office:value-type="float" office:value="0.00942809041582063" calcext:value-type="float">
            <text:p>0.009</text:p>
          </table:table-cell>
          <table:table-cell table:style-name="ce3" table:formula="of:=STDEV([.I3];[.I6];[.I9];[.I12];[.I15];[.I18];[.I21];[.I24];[.I27];[.I30])" office:value-type="float" office:value="0.00942809041582063" calcext:value-type="float">
            <text:p>0.009</text:p>
          </table:table-cell>
          <table:table-cell table:style-name="ce17" table:formula="of:=STDEV([.J3];[.J6];[.J9];[.J12];[.J15];[.J18];[.J21];[.J24];[.J27];[.J30])" office:value-type="percentage" office:value="0.119637073634295" calcext:value-type="percentage">
            <text:p>11.96%</text:p>
          </table:table-cell>
          <table:table-cell table:style-name="ce3" table:formula="of:=STDEV([.K3];[.K6];[.K9];[.K12];[.K15];[.K18];[.K21];[.K24];[.K27];[.K30])" office:value-type="float" office:value="0.00790426367081576" calcext:value-type="float">
            <text:p>0.008</text:p>
          </table:table-cell>
          <table:table-cell table:style-name="ce3" table:formula="of:=STDEV([.L3];[.L6];[.L9];[.L12];[.L15];[.L18];[.L21];[.L24];[.L27];[.L30])" office:value-type="float" office:value="0.00790426367081576" calcext:value-type="float">
            <text:p>0.008</text:p>
          </table:table-cell>
          <table:table-cell table:style-name="ce3" table:formula="of:=STDEV([.M3];[.M6];[.M9];[.M12];[.M15];[.M18];[.M21];[.M24];[.M27];[.M30])" office:value-type="float" office:value="0.00790426367081576" calcext:value-type="float">
            <text:p>0.008</text:p>
          </table:table-cell>
          <table:table-cell table:style-name="ce3" table:formula="of:=STDEV([.N3];[.N6];[.N9];[.N12];[.N15];[.N18];[.N21];[.N24];[.N27];[.N30])" office:value-type="float" office:value="0.00790426367081576" calcext:value-type="float">
            <text:p>0.008</text:p>
          </table:table-cell>
          <table:table-cell table:style-name="ce3" table:formula="of:=STDEV([.O3];[.O6];[.O9];[.O12];[.O15];[.O18];[.O21];[.O24];[.O27];[.O30])" office:value-type="float" office:value="0.00790426367081576" calcext:value-type="float">
            <text:p>0.008</text:p>
          </table:table-cell>
          <table:table-cell table:style-name="ce3" table:formula="of:=STDEV([.P3];[.P6];[.P9];[.P12];[.P15];[.P18];[.P21];[.P24];[.P27];[.P30])" office:value-type="float" office:value="0.00790426367081576" calcext:value-type="float">
            <text:p>0.008</text:p>
          </table:table-cell>
          <table:table-cell table:style-name="ce17" table:formula="of:=STDEV([.Q3];[.Q6];[.Q9];[.Q12];[.Q15];[.Q18];[.Q21];[.Q24];[.Q27];[.Q30])" office:value-type="percentage" office:value="0.0798850796502074" calcext:value-type="percentage">
            <text:p>7.99%</text:p>
          </table:table-cell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15" office:value-type="string" calcext:value-type="string" table:number-columns-spanned="17" table:number-rows-spanned="1">
            <text:p>CONFIDENCE INTERVAL: Simulation DSR </text:p>
          </table:table-cell>
          <table:covered-table-cell table:style-name="ce15"/>
          <table:covered-table-cell table:number-columns-repeated="15" table:style-name="ce8"/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3" table:formula="of:=CONFIDENCE(0.05;[.A36];10)" office:value-type="float" office:value="3.34206534997683" calcext:value-type="float">
            <text:p>3.342</text:p>
          </table:table-cell>
          <table:table-cell table:style-name="ce3" table:formula="of:=CONFIDENCE(0.05;[.B36];10)" office:value-type="float" office:value="3.34206534997683" calcext:value-type="float">
            <text:p>3.342</text:p>
          </table:table-cell>
          <table:table-cell table:style-name="ce3" table:formula="of:=CONFIDENCE(0.05;[.C36];10)" office:value-type="float" office:value="0.906745527345263" calcext:value-type="float">
            <text:p>0.907</text:p>
          </table:table-cell>
          <table:table-cell table:style-name="ce16" table:formula="of:=CONFIDENCE(0.05;[.D36];10)" office:value-type="float" office:value="245.993135586869" calcext:value-type="float">
            <text:p>246</text:p>
          </table:table-cell>
          <table:table-cell table:style-name="ce16" table:formula="of:=CONFIDENCE(0.05;[.E36];10)" office:value-type="float" office:value="197.553491455621" calcext:value-type="float">
            <text:p>198</text:p>
          </table:table-cell>
          <table:table-cell table:style-name="ce17" table:formula="of:=CONFIDENCE(0.05;[.F36];10)" office:value-type="percentage" office:value="0.0495123755224528" calcext:value-type="percentage">
            <text:p>4.95%</text:p>
          </table:table-cell>
          <table:table-cell table:style-name="ce16" table:formula="of:=CONFIDENCE(0.05;[.G36];10)" office:value-type="float" office:value="1041.05317845631" calcext:value-type="float">
            <text:p>1041</text:p>
          </table:table-cell>
          <table:table-cell table:style-name="ce17" table:formula="of:=CONFIDENCE(0.05;[.H36];10)" office:value-type="percentage" office:value="0.00584348360384387" calcext:value-type="percentage">
            <text:p>0.58%</text:p>
          </table:table-cell>
          <table:table-cell table:style-name="ce17" table:formula="of:=CONFIDENCE(0.05;[.I36];10)" office:value-type="percentage" office:value="0.00584348360384387" calcext:value-type="percentage">
            <text:p>0.58%</text:p>
          </table:table-cell>
          <table:table-cell table:style-name="ce17" table:formula="of:=CONFIDENCE(0.05;[.J36];10)" office:value-type="percentage" office:value="0.0741504639179912" calcext:value-type="percentage">
            <text:p>7.42%</text:p>
          </table:table-cell>
          <table:table-cell table:style-name="ce3" table:formula="of:=CONFIDENCE(0.05;[.K36];10)" office:value-type="float" office:value="0.00489902335719702" calcext:value-type="float">
            <text:p>0.005</text:p>
          </table:table-cell>
          <table:table-cell table:style-name="ce3" table:formula="of:=CONFIDENCE(0.05;[.L36];10)" office:value-type="float" office:value="0.00489902335719702" calcext:value-type="float">
            <text:p>0.005</text:p>
          </table:table-cell>
          <table:table-cell table:style-name="ce3" table:formula="of:=CONFIDENCE(0.05;[.M36];10)" office:value-type="float" office:value="0.00489902335719702" calcext:value-type="float">
            <text:p>0.005</text:p>
          </table:table-cell>
          <table:table-cell table:style-name="ce3" table:formula="of:=CONFIDENCE(0.05;[.N36];10)" office:value-type="float" office:value="0.00489902335719702" calcext:value-type="float">
            <text:p>0.005</text:p>
          </table:table-cell>
          <table:table-cell table:style-name="ce3" table:formula="of:=CONFIDENCE(0.05;[.O36];10)" office:value-type="float" office:value="0.00489902335719702" calcext:value-type="float">
            <text:p>0.005</text:p>
          </table:table-cell>
          <table:table-cell table:style-name="ce3" table:formula="of:=CONFIDENCE(0.05;[.P36];10)" office:value-type="float" office:value="0.00489902335719702" calcext:value-type="float">
            <text:p>0.005</text:p>
          </table:table-cell>
          <table:table-cell table:style-name="ce17" table:formula="of:=CONFIDENCE(0.05;[.Q36];10)" office:value-type="percentage" office:value="0.0495123755224528" calcext:value-type="percentage">
            <text:p>4.95%</text:p>
          </table:table-cell>
          <table:table-cell table:style-name="ce25" office:value-type="string" calcext:value-type="string">
            <text:p>IC</text:p>
          </table:table-cell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3" table:formula="of:=[.A33]-[.A39]" office:value-type="float" office:value="116.611617650023" calcext:value-type="float">
            <text:p>116.612</text:p>
          </table:table-cell>
          <table:table-cell table:style-name="ce3" table:formula="of:=[.B33]-[.B39]" office:value-type="float" office:value="116.611617650023" calcext:value-type="float">
            <text:p>116.612</text:p>
          </table:table-cell>
          <table:table-cell table:style-name="ce3" table:formula="of:=[.C33]-[.C39]" office:value-type="float" office:value="3.92562747265474" calcext:value-type="float">
            <text:p>3.926</text:p>
          </table:table-cell>
          <table:table-cell table:style-name="ce16" table:formula="of:=[.D33]-[.D39]" office:value-type="float" office:value="473.006864413131" calcext:value-type="float">
            <text:p>473</text:p>
          </table:table-cell>
          <table:table-cell table:style-name="ce16" table:formula="of:=[.E33]-[.E39]" office:value-type="float" office:value="2478.54650854438" calcext:value-type="float">
            <text:p>2479</text:p>
          </table:table-cell>
          <table:table-cell table:style-name="ce17" table:formula="of:=[.F33]-[.F39]" office:value-type="percentage" office:value="0.247099262457241" calcext:value-type="percentage">
            <text:p>24.71%</text:p>
          </table:table-cell>
          <table:table-cell table:style-name="ce16" table:formula="of:=[.G33]-[.G39]" office:value-type="float" office:value="3980.64682154369" calcext:value-type="float">
            <text:p>3981</text:p>
          </table:table-cell>
          <table:table-cell table:style-name="ce17" table:formula="of:=[.H33]-[.H39]" office:value-type="percentage" office:value="0.0753565163961561" calcext:value-type="percentage">
            <text:p>7.54%</text:p>
          </table:table-cell>
          <table:table-cell table:style-name="ce17" table:formula="of:=[.I33]-[.I39]" office:value-type="percentage" office:value="0.0753565163961561" calcext:value-type="percentage">
            <text:p>7.54%</text:p>
          </table:table-cell>
          <table:table-cell table:style-name="ce17" table:formula="of:=[.J33]-[.J39]" office:value-type="percentage" office:value="0.423948536082009" calcext:value-type="percentage">
            <text:p>42.39%</text:p>
          </table:table-cell>
          <table:table-cell table:style-name="ce3" table:formula="of:=[.K33]-[.K39]" office:value-type="float" office:value="0.00486617664280298" calcext:value-type="float">
            <text:p>0.005</text:p>
          </table:table-cell>
          <table:table-cell table:style-name="ce3" table:formula="of:=[.L33]-[.L39]" office:value-type="float" office:value="0.00486617664280298" calcext:value-type="float">
            <text:p>0.005</text:p>
          </table:table-cell>
          <table:table-cell table:style-name="ce3" table:formula="of:=[.M33]-[.M39]" office:value-type="float" office:value="0.00486617664280298" calcext:value-type="float">
            <text:p>0.005</text:p>
          </table:table-cell>
          <table:table-cell table:style-name="ce3" table:formula="of:=[.N33]-[.N39]" office:value-type="float" office:value="0.00486617664280298" calcext:value-type="float">
            <text:p>0.005</text:p>
          </table:table-cell>
          <table:table-cell table:style-name="ce3" table:formula="of:=[.O33]-[.O39]" office:value-type="float" office:value="0.00486617664280298" calcext:value-type="float">
            <text:p>0.005</text:p>
          </table:table-cell>
          <table:table-cell table:style-name="ce3" table:formula="of:=[.P33]-[.P39]" office:value-type="float" office:value="0.00486617664280298" calcext:value-type="float">
            <text:p>0.005</text:p>
          </table:table-cell>
          <table:table-cell table:style-name="ce17" table:formula="of:=[.Q33]-[.Q39]" office:value-type="percentage" office:value="0.653875986497854" calcext:value-type="percentage">
            <text:p>65.39%</text:p>
          </table:table-cell>
          <table:table-cell table:style-name="ce25" office:value-type="string" calcext:value-type="string">
            <text:p>Inferior limit</text:p>
          </table:table-cell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3" table:formula="of:=[.A33]+[.A39]" office:value-type="float" office:value="123.295748349977" calcext:value-type="float">
            <text:p>123.296</text:p>
          </table:table-cell>
          <table:table-cell table:style-name="ce3" table:formula="of:=[.B33]+[.B39]" office:value-type="float" office:value="123.295748349977" calcext:value-type="float">
            <text:p>123.296</text:p>
          </table:table-cell>
          <table:table-cell table:style-name="ce3" table:formula="of:=[.C33]+[.C39]" office:value-type="float" office:value="5.73911852734526" calcext:value-type="float">
            <text:p>5.739</text:p>
          </table:table-cell>
          <table:table-cell table:style-name="ce16" table:formula="of:=[.D33]+[.D39]" office:value-type="float" office:value="964.99313558687" calcext:value-type="float">
            <text:p>965</text:p>
          </table:table-cell>
          <table:table-cell table:style-name="ce16" table:formula="of:=[.E33]+[.E39]" office:value-type="float" office:value="2873.65349145562" calcext:value-type="float">
            <text:p>2874</text:p>
          </table:table-cell>
          <table:table-cell table:style-name="ce17" table:formula="of:=[.F33]+[.F39]" office:value-type="percentage" office:value="0.346124013502146" calcext:value-type="percentage">
            <text:p>34.61%</text:p>
          </table:table-cell>
          <table:table-cell table:style-name="ce16" table:formula="of:=[.G33]+[.G39]" office:value-type="float" office:value="6062.75317845631" calcext:value-type="float">
            <text:p>6063</text:p>
          </table:table-cell>
          <table:table-cell table:style-name="ce17" table:formula="of:=[.H33]+[.H39]" office:value-type="percentage" office:value="0.0870434836038439" calcext:value-type="percentage">
            <text:p>8.70%</text:p>
          </table:table-cell>
          <table:table-cell table:style-name="ce17" table:formula="of:=[.I33]+[.I39]" office:value-type="percentage" office:value="0.0870434836038439" calcext:value-type="percentage">
            <text:p>8.70%</text:p>
          </table:table-cell>
          <table:table-cell table:style-name="ce17" table:formula="of:=[.J33]+[.J39]" office:value-type="percentage" office:value="0.572249463917991" calcext:value-type="percentage">
            <text:p>57.22%</text:p>
          </table:table-cell>
          <table:table-cell table:style-name="ce21" table:formula="of:=[.K33]+[.K39]" office:value-type="float" office:value="0.014664223357197" calcext:value-type="float">
            <text:p>0.01466</text:p>
          </table:table-cell>
          <table:table-cell table:style-name="ce21" table:formula="of:=[.L33]+[.L39]" office:value-type="float" office:value="0.014664223357197" calcext:value-type="float">
            <text:p>0.01466</text:p>
          </table:table-cell>
          <table:table-cell table:style-name="ce21" table:formula="of:=[.M33]+[.M39]" office:value-type="float" office:value="0.014664223357197" calcext:value-type="float">
            <text:p>0.01466</text:p>
          </table:table-cell>
          <table:table-cell table:style-name="ce21" table:formula="of:=[.N33]+[.N39]" office:value-type="float" office:value="0.014664223357197" calcext:value-type="float">
            <text:p>0.01466</text:p>
          </table:table-cell>
          <table:table-cell table:style-name="ce21" table:formula="of:=[.O33]+[.O39]" office:value-type="float" office:value="0.014664223357197" calcext:value-type="float">
            <text:p>0.01466</text:p>
          </table:table-cell>
          <table:table-cell table:style-name="ce21" table:formula="of:=[.P33]+[.P39]" office:value-type="float" office:value="0.014664223357197" calcext:value-type="float">
            <text:p>0.01466</text:p>
          </table:table-cell>
          <table:table-cell table:style-name="ce17" table:formula="of:=[.Q33]+[.Q39]" office:value-type="percentage" office:value="0.752900737542759" calcext:value-type="percentage">
            <text:p>75.29%</text:p>
          </table:table-cell>
          <table:table-cell table:style-name="ce25" office:value-type="string" calcext:value-type="string">
            <text:p>Upper limit</text:p>
          </table:table-cell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Default" table:number-columns-repeated="18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Default" table:number-columns-repeated="6"/>
          <table:table-cell table:number-columns-repeated="951"/>
          <table:table-cell table:style-name="Default" table:number-columns-repeated="21"/>
        </table:table-row>
        <table:table-row table:style-name="ro2" table:number-rows-repeated="1048532">
          <table:table-cell table:number-columns-repeated="978"/>
        </table:table-row>
        <table:table-row table:style-name="ro2">
          <table:table-cell table:number-columns-repeated="978"/>
        </table:table-row>
      </table:table>
      <table:table table:name="Manet Protocols Simulation DSDV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number-columns-repeated="2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default-cell-style-name="ce39"/>
        <table:table-column table:style-name="co31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20" table:default-cell-style-name="ce39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35" table:number-columns-repeated="939" table:default-cell-style-name="ce39"/>
        <table:table-row table:style-name="ro1">
          <table:table-cell table:style-name="ce52" office:value-type="string" calcext:value-type="string" table:number-columns-spanned="17" table:number-rows-spanned="1">
            <text:p>Simulation DSDV </text:p>
          </table:table-cell>
          <table:covered-table-cell table:style-name="ce20"/>
          <table:covered-table-cell table:number-columns-repeated="15" table:style-name="ce8"/>
          <table:table-cell table:style-name="ce38" office:value-type="string" calcext:value-type="string">
            <text:p>Quantity Packet Generated</text:p>
          </table:table-cell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8" office:value-type="string" calcext:value-type="string">
            <text:p>Total Network 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41" office:value-type="float" office:value="3672" calcext:value-type="float">
            <text:p>3672</text:p>
          </table:table-cell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number-columns-repeated="2" table:style-name="ce3" office:value-type="float" office:value="125.01285" calcext:value-type="float">
            <text:p>125.013</text:p>
          </table:table-cell>
          <table:table-cell table:style-name="ce3" office:value-type="float" office:value="1.15412" calcext:value-type="float">
            <text:p>1.154</text:p>
          </table:table-cell>
          <table:table-cell table:style-name="ce3" office:value-type="float" office:value="1830" calcext:value-type="float">
            <text:p>1830.000</text:p>
          </table:table-cell>
          <table:table-cell table:style-name="ce3" office:value-type="float" office:value="1836" calcext:value-type="float">
            <text:p>1836.000</text:p>
          </table:table-cell>
          <table:table-cell table:style-name="ce17" table:formula="of:=1-[.Q3]" office:value-type="percentage" office:value="0.5" calcext:value-type="percentage">
            <text:p>50.00%</text:p>
          </table:table-cell>
          <table:table-cell table:style-name="ce3" office:value-type="float" office:value="274" calcext:value-type="float">
            <text:p>274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62197" calcext:value-type="percentage">
            <text:p>62.20%</text:p>
          </table:table-cell>
          <table:table-cell table:number-columns-repeated="6" table:style-name="ce19" office:value-type="float" office:value="0.001234" calcext:value-type="float">
            <text:p>0.001234</text:p>
          </table:table-cell>
          <table:table-cell table:style-name="ce17" table:formula="of:==((([.R2]-[.E3])*100)/[.R2])/100" office:value-type="percentage" office:value="0.5" calcext:value-type="percentage">
            <text:p>50.00%</text:p>
          </table:table-cell>
          <table:table-cell table:style-name="ce24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52" office:value-type="string" calcext:value-type="string" table:number-columns-spanned="17" table:number-rows-spanned="1">
            <text:p>Simulation DSDV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number-columns-repeated="2" table:style-name="ce3" office:value-type="float" office:value="120.01651" calcext:value-type="float">
            <text:p>120.017</text:p>
          </table:table-cell>
          <table:table-cell table:style-name="ce3" office:value-type="float" office:value="6.99382" calcext:value-type="float">
            <text:p>6.994</text:p>
          </table:table-cell>
          <table:table-cell table:style-name="ce3" office:value-type="float" office:value="668" calcext:value-type="float">
            <text:p>668.000</text:p>
          </table:table-cell>
          <table:table-cell table:style-name="ce3" office:value-type="float" office:value="3025" calcext:value-type="float">
            <text:p>3025.000</text:p>
          </table:table-cell>
          <table:table-cell table:style-name="ce17" table:formula="of:=1-[.Q6]" office:value-type="percentage" office:value="0.175800546289301" calcext:value-type="percentage">
            <text:p>17.58%</text:p>
          </table:table-cell>
          <table:table-cell table:style-name="ce3" office:value-type="float" office:value="5314" calcext:value-type="float">
            <text:p>5314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2687" calcext:value-type="percentage">
            <text:p>26.87%</text:p>
          </table:table-cell>
          <table:table-cell table:number-columns-repeated="6" table:style-name="ce19" office:value-type="float" office:value="0.010416" calcext:value-type="float">
            <text:p>0.010416</text:p>
          </table:table-cell>
          <table:table-cell table:style-name="ce17" table:formula="of:==(((17207-[.E6])*100)/17207)/100" office:value-type="percentage" office:value="0.824199453710699" calcext:value-type="percentage">
            <text:p>82.42%</text:p>
          </table:table-cell>
          <table:table-cell table:style-name="ce24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52" office:value-type="string" calcext:value-type="string" table:number-columns-spanned="17" table:number-rows-spanned="1">
            <text:p>Simulation DSDV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number-columns-repeated="2" table:style-name="ce3" office:value-type="float" office:value="112.83894" calcext:value-type="float">
            <text:p>112.839</text:p>
          </table:table-cell>
          <table:table-cell table:style-name="ce3" office:value-type="float" office:value="4.92045" calcext:value-type="float">
            <text:p>4.920</text:p>
          </table:table-cell>
          <table:table-cell table:style-name="ce3" office:value-type="float" office:value="438" calcext:value-type="float">
            <text:p>438.000</text:p>
          </table:table-cell>
          <table:table-cell table:style-name="ce3" office:value-type="float" office:value="2610" calcext:value-type="float">
            <text:p>2610.000</text:p>
          </table:table-cell>
          <table:table-cell table:style-name="ce17" table:formula="of:=1-[.Q9]" office:value-type="percentage" office:value="0.27295544865091" calcext:value-type="percentage">
            <text:p>27.30%</text:p>
          </table:table-cell>
          <table:table-cell table:style-name="ce3" office:value-type="float" office:value="5499" calcext:value-type="float">
            <text:p>5499.000</text:p>
          </table:table-cell>
          <table:table-cell table:style-name="ce17" office:value-type="percentage" office:value="0.1012" calcext:value-type="percentage">
            <text:p>10.12%</text:p>
          </table:table-cell>
          <table:table-cell table:style-name="ce17" office:value-type="percentage" office:value="0.0812" calcext:value-type="percentage">
            <text:p>8.12%</text:p>
          </table:table-cell>
          <table:table-cell table:style-name="ce17" office:value-type="percentage" office:value="0.4968" calcext:value-type="percentage">
            <text:p>49.68%</text:p>
          </table:table-cell>
          <table:table-cell table:number-columns-repeated="6" table:style-name="ce19" office:value-type="float" office:value="0.005653" calcext:value-type="float">
            <text:p>0.005653</text:p>
          </table:table-cell>
          <table:table-cell table:style-name="ce17" table:formula="of:==(((9562-[.E9])*100)/9562)/100" office:value-type="percentage" office:value="0.72704455134909" calcext:value-type="percentage">
            <text:p>72.70%</text:p>
          </table:table-cell>
          <table:table-cell table:style-name="ce24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52" office:value-type="string" calcext:value-type="string" table:number-columns-spanned="17" table:number-rows-spanned="1">
            <text:p>Simulation DSDV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number-columns-repeated="2" table:style-name="ce3" office:value-type="float" office:value="121.05249" calcext:value-type="float">
            <text:p>121.052</text:p>
          </table:table-cell>
          <table:table-cell table:style-name="ce3" office:value-type="float" office:value="5.0509" calcext:value-type="float">
            <text:p>5.051</text:p>
          </table:table-cell>
          <table:table-cell table:style-name="ce3" office:value-type="float" office:value="663" calcext:value-type="float">
            <text:p>663.000</text:p>
          </table:table-cell>
          <table:table-cell table:style-name="ce3" office:value-type="float" office:value="2728" calcext:value-type="float">
            <text:p>2728.000</text:p>
          </table:table-cell>
          <table:table-cell table:style-name="ce17" table:formula="of:=1-[.Q12]" office:value-type="percentage" office:value="0.285295963187618" calcext:value-type="percentage">
            <text:p>28.53%</text:p>
          </table:table-cell>
          <table:table-cell table:style-name="ce3" office:value-type="float" office:value="5311" calcext:value-type="float">
            <text:p>5311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41033" calcext:value-type="percentage">
            <text:p>41.03%</text:p>
          </table:table-cell>
          <table:table-cell table:number-columns-repeated="6" table:style-name="ce19" office:value-type="float" office:value="0.004282" calcext:value-type="float">
            <text:p>0.004282</text:p>
          </table:table-cell>
          <table:table-cell table:style-name="ce17" table:formula="of:==(((9562-[.E12])*100)/9562)/100" office:value-type="percentage" office:value="0.714704036812382" calcext:value-type="percentage">
            <text:p>71.47%</text:p>
          </table:table-cell>
          <table:table-cell table:style-name="ce24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2">
          <table:table-cell table:style-name="ce52" office:value-type="string" calcext:value-type="string" table:number-columns-spanned="17" table:number-rows-spanned="1">
            <text:p>Simulation DSDV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24.42855" calcext:value-type="float">
            <text:p>124.429</text:p>
          </table:table-cell>
          <table:table-cell table:style-name="ce4" office:value-type="float" office:value="5.27214" calcext:value-type="float">
            <text:p>5.272</text:p>
          </table:table-cell>
          <table:table-cell table:style-name="ce4" office:value-type="float" office:value="556" calcext:value-type="float">
            <text:p>556.000</text:p>
          </table:table-cell>
          <table:table-cell table:style-name="ce3" office:value-type="float" office:value="2695" calcext:value-type="float">
            <text:p>2695.000</text:p>
          </table:table-cell>
          <table:table-cell table:style-name="ce17" table:formula="of:=1-[.Q15]" office:value-type="percentage" office:value="0.281844802342606" calcext:value-type="percentage">
            <text:p>28.18%</text:p>
          </table:table-cell>
          <table:table-cell table:style-name="ce3" office:value-type="float" office:value="5817" calcext:value-type="float">
            <text:p>5817.000</text:p>
          </table:table-cell>
          <table:table-cell table:style-name="ce17" office:value-type="percentage" office:value="0.0812" calcext:value-type="percentage">
            <text:p>8.12%</text:p>
          </table:table-cell>
          <table:table-cell table:style-name="ce17" office:value-type="percentage" office:value="0.1012" calcext:value-type="percentage">
            <text:p>10.12%</text:p>
          </table:table-cell>
          <table:table-cell table:style-name="ce17" office:value-type="percentage" office:value="0.45556" calcext:value-type="percentage">
            <text:p>45.56%</text:p>
          </table:table-cell>
          <table:table-cell table:number-columns-repeated="6" table:style-name="ce19" office:value-type="float" office:value="0.026526" calcext:value-type="float">
            <text:p>0.026526</text:p>
          </table:table-cell>
          <table:table-cell table:style-name="ce17" table:formula="of:==(((9562-[.E15])*100)/9562)/100" office:value-type="percentage" office:value="0.718155197657394" calcext:value-type="percentage">
            <text:p>71.82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52" office:value-type="string" calcext:value-type="string" table:number-columns-spanned="17" table:number-rows-spanned="1">
            <text:p>Simulation DSDV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23.42315" calcext:value-type="float">
            <text:p>123.423</text:p>
          </table:table-cell>
          <table:table-cell table:style-name="ce3" office:value-type="float" office:value="5.40439" calcext:value-type="float">
            <text:p>5.404</text:p>
          </table:table-cell>
          <table:table-cell table:style-name="ce3" office:value-type="float" office:value="593" calcext:value-type="float">
            <text:p>593.000</text:p>
          </table:table-cell>
          <table:table-cell table:style-name="ce3" office:value-type="float" office:value="2763" calcext:value-type="float">
            <text:p>2763.000</text:p>
          </table:table-cell>
          <table:table-cell table:style-name="ce17" table:formula="of:=1-[.Q18]" office:value-type="percentage" office:value="0.288956285295963" calcext:value-type="percentage">
            <text:p>28.90%</text:p>
          </table:table-cell>
          <table:table-cell table:style-name="ce3" office:value-type="float" office:value="5345" calcext:value-type="float">
            <text:p>5345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4549" calcext:value-type="percentage">
            <text:p>45.49%</text:p>
          </table:table-cell>
          <table:table-cell table:number-columns-repeated="6" table:style-name="ce19" office:value-type="float" office:value="0.009819" calcext:value-type="float">
            <text:p>0.009819</text:p>
          </table:table-cell>
          <table:table-cell table:style-name="ce17" table:formula="of:==(((9562-[.E18])*100)/9562)/100" office:value-type="percentage" office:value="0.711043714704037" calcext:value-type="percentage">
            <text:p>71.10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52" office:value-type="string" calcext:value-type="string" table:number-columns-spanned="17" table:number-rows-spanned="1">
            <text:p>Simulation DSDV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21.76478" calcext:value-type="float">
            <text:p>121.765</text:p>
          </table:table-cell>
          <table:table-cell table:style-name="ce3" office:value-type="float" office:value="5.4438" calcext:value-type="float">
            <text:p>5.444</text:p>
          </table:table-cell>
          <table:table-cell table:style-name="ce3" office:value-type="float" office:value="651" calcext:value-type="float">
            <text:p>651.000</text:p>
          </table:table-cell>
          <table:table-cell table:style-name="ce3" office:value-type="float" office:value="2888" calcext:value-type="float">
            <text:p>2888.000</text:p>
          </table:table-cell>
          <table:table-cell table:style-name="ce17" table:formula="of:=1-[.Q21]" office:value-type="percentage" office:value="0.30202886425434" calcext:value-type="percentage">
            <text:p>30.20%</text:p>
          </table:table-cell>
          <table:table-cell table:style-name="ce3" office:value-type="float" office:value="5845" calcext:value-type="float">
            <text:p>5845.000</text:p>
          </table:table-cell>
          <table:table-cell table:style-name="ce17" office:value-type="percentage" office:value="0.0612" calcext:value-type="percentage">
            <text:p>6.12%</text:p>
          </table:table-cell>
          <table:table-cell table:style-name="ce17" office:value-type="percentage" office:value="0.0812" calcext:value-type="percentage">
            <text:p>8.12%</text:p>
          </table:table-cell>
          <table:table-cell table:style-name="ce17" office:value-type="percentage" office:value="0.43671" calcext:value-type="percentage">
            <text:p>43.67%</text:p>
          </table:table-cell>
          <table:table-cell table:number-columns-repeated="6" table:style-name="ce19" office:value-type="float" office:value="0.009441" calcext:value-type="float">
            <text:p>0.009441</text:p>
          </table:table-cell>
          <table:table-cell table:style-name="ce17" table:formula="of:==(((9562-[.E21])*100)/9562)/100" office:value-type="percentage" office:value="0.69797113574566" calcext:value-type="percentage">
            <text:p>69.80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52" office:value-type="string" calcext:value-type="string" table:number-columns-spanned="17" table:number-rows-spanned="1">
            <text:p>Simulation DSDV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21.04012" calcext:value-type="float">
            <text:p>121.040</text:p>
          </table:table-cell>
          <table:table-cell table:style-name="ce3" office:value-type="float" office:value="4.82283" calcext:value-type="float">
            <text:p>4.823</text:p>
          </table:table-cell>
          <table:table-cell table:style-name="ce3" office:value-type="float" office:value="536" calcext:value-type="float">
            <text:p>536.000</text:p>
          </table:table-cell>
          <table:table-cell table:style-name="ce3" office:value-type="float" office:value="2814" calcext:value-type="float">
            <text:p>2814.000</text:p>
          </table:table-cell>
          <table:table-cell table:style-name="ce17" table:formula="of:=1-[.Q24]" office:value-type="percentage" office:value="0.294289897510981" calcext:value-type="percentage">
            <text:p>29.43%</text:p>
          </table:table-cell>
          <table:table-cell table:style-name="ce3" office:value-type="float" office:value="5724" calcext:value-type="float">
            <text:p>5724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64873" calcext:value-type="percentage">
            <text:p>64.87%</text:p>
          </table:table-cell>
          <table:table-cell table:number-columns-repeated="6" table:style-name="ce19" office:value-type="float" office:value="0.004029" calcext:value-type="float">
            <text:p>0.004029</text:p>
          </table:table-cell>
          <table:table-cell table:style-name="ce17" table:formula="of:==(((9562-[.E24])*100)/9562)/100" office:value-type="percentage" office:value="0.705710102489019" calcext:value-type="percentage">
            <text:p>70.57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52" office:value-type="string" calcext:value-type="string" table:number-columns-spanned="17" table:number-rows-spanned="1">
            <text:p>Simulation DSDV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07.97063" calcext:value-type="float">
            <text:p>107.971</text:p>
          </table:table-cell>
          <table:table-cell table:style-name="ce3" office:value-type="float" office:value="4.50844" calcext:value-type="float">
            <text:p>4.508</text:p>
          </table:table-cell>
          <table:table-cell table:style-name="ce3" office:value-type="float" office:value="654" calcext:value-type="float">
            <text:p>654.000</text:p>
          </table:table-cell>
          <table:table-cell table:style-name="ce3" office:value-type="float" office:value="2759" calcext:value-type="float">
            <text:p>2759.000</text:p>
          </table:table-cell>
          <table:table-cell table:style-name="ce17" table:formula="of:=1-[.Q27]" office:value-type="percentage" office:value="0.288537962769295" calcext:value-type="percentage">
            <text:p>28.85%</text:p>
          </table:table-cell>
          <table:table-cell table:style-name="ce3" office:value-type="float" office:value="5559" calcext:value-type="float">
            <text:p>5559.000</text:p>
          </table:table-cell>
          <table:table-cell table:style-name="ce17" office:value-type="percentage" office:value="0.0812" calcext:value-type="percentage">
            <text:p>8.12%</text:p>
          </table:table-cell>
          <table:table-cell table:style-name="ce17" office:value-type="percentage" office:value="0.0612" calcext:value-type="percentage">
            <text:p>6.12%</text:p>
          </table:table-cell>
          <table:table-cell table:style-name="ce17" office:value-type="percentage" office:value="0.64239" calcext:value-type="percentage">
            <text:p>64.24%</text:p>
          </table:table-cell>
          <table:table-cell table:number-columns-repeated="6" table:style-name="ce19" office:value-type="float" office:value="0.020392" calcext:value-type="float">
            <text:p>0.020392</text:p>
          </table:table-cell>
          <table:table-cell table:style-name="ce17" table:formula="of:==(((9562-[.E27])*100)/9562)/100" office:value-type="percentage" office:value="0.711462037230705" calcext:value-type="percentage">
            <text:p>71.15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52" office:value-type="string" calcext:value-type="string" table:number-columns-spanned="17" table:number-rows-spanned="1">
            <text:p>Simulation DSDV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21.98881" calcext:value-type="float">
            <text:p>121.989</text:p>
          </table:table-cell>
          <table:table-cell table:style-name="ce3" office:value-type="float" office:value="4.75284" calcext:value-type="float">
            <text:p>4.753</text:p>
          </table:table-cell>
          <table:table-cell table:style-name="ce3" office:value-type="float" office:value="601" calcext:value-type="float">
            <text:p>601.000</text:p>
          </table:table-cell>
          <table:table-cell table:style-name="ce3" office:value-type="float" office:value="2643" calcext:value-type="float">
            <text:p>2643.000</text:p>
          </table:table-cell>
          <table:table-cell table:style-name="ce17" table:formula="of:=1-[.Q30]" office:value-type="percentage" office:value="0.276406609495921" calcext:value-type="percentage">
            <text:p>27.64%</text:p>
          </table:table-cell>
          <table:table-cell table:style-name="ce3" office:value-type="float" office:value="5529" calcext:value-type="float">
            <text:p>5529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5449" calcext:value-type="percentage">
            <text:p>54.49%</text:p>
          </table:table-cell>
          <table:table-cell table:number-columns-repeated="6" table:style-name="ce19" office:value-type="float" office:value="0.00586" calcext:value-type="float">
            <text:p>0.005860</text:p>
          </table:table-cell>
          <table:table-cell table:style-name="ce17" table:formula="of:==(((9562-[.E30])*100)/9562)/100" office:value-type="percentage" office:value="0.723593390504079" calcext:value-type="percentage">
            <text:p>72.36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13" office:value-type="string" calcext:value-type="string" table:number-columns-spanned="17" table:number-rows-spanned="1">
            <text:p>AVERAGE: Simulation DSDV </text:p>
          </table:table-cell>
          <table:covered-table-cell table:style-name="ce13"/>
          <table:covered-table-cell table:number-columns-repeated="15" table:style-name="ce8"/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3" table:formula="of:=AVERAGE([.A3];[.A6];[.A9];[.A12];[.A15];[.A18];[.A21];[.A24];[.A27];[.A30])" office:value-type="float" office:value="119.953683" calcext:value-type="float">
            <text:p>119.954</text:p>
          </table:table-cell>
          <table:table-cell table:style-name="ce17" table:formula="of:=AVERAGE([.B3];[.B6];[.B9];[.B12];[.B15];[.B18];[.B21];[.B24];[.B27];[.B30])" office:value-type="percentage" office:value="119.953683" calcext:value-type="percentage">
            <text:p>11995.37%</text:p>
          </table:table-cell>
          <table:table-cell table:style-name="ce17" table:formula="of:=AVERAGE([.C3];[.C6];[.C9];[.C12];[.C15];[.C18];[.C21];[.C24];[.C27];[.C30])" office:value-type="percentage" office:value="4.832373" calcext:value-type="percentage">
            <text:p>483.24%</text:p>
          </table:table-cell>
          <table:table-cell table:style-name="ce17" table:formula="of:=AVERAGE([.D3];[.D6];[.D9];[.D12];[.D15];[.D18];[.D21];[.D24];[.D27];[.D30])" office:value-type="percentage" office:value="719" calcext:value-type="percentage">
            <text:p>71900.00%</text:p>
          </table:table-cell>
          <table:table-cell table:style-name="ce17" table:formula="of:=AVERAGE([.E3];[.E6];[.E9];[.E12];[.E15];[.E18];[.E21];[.E24];[.E27];[.E30])" office:value-type="percentage" office:value="2676.1" calcext:value-type="percentage">
            <text:p>267610.00%</text:p>
          </table:table-cell>
          <table:table-cell table:style-name="ce17" table:formula="of:=AVERAGE([.F3];[.F6];[.F9];[.F12];[.F15];[.F18];[.F21];[.F24];[.F27];[.F30])" office:value-type="percentage" office:value="0.296611637979694" calcext:value-type="percentage">
            <text:p>29.66%</text:p>
          </table:table-cell>
          <table:table-cell table:style-name="ce17" table:formula="of:=AVERAGE([.G3];[.G6];[.G9];[.G12];[.G15];[.G18];[.G21];[.G24];[.G27];[.G30])" office:value-type="percentage" office:value="5021.7" calcext:value-type="percentage">
            <text:p>502170.00%</text:p>
          </table:table-cell>
          <table:table-cell table:style-name="ce17" table:formula="of:=AVERAGE([.H3];[.H6];[.H9];[.H12];[.H15];[.H18];[.H21];[.H24];[.H27];[.H30])" office:value-type="percentage" office:value="0.0812" calcext:value-type="percentage">
            <text:p>8.12%</text:p>
          </table:table-cell>
          <table:table-cell table:style-name="ce17" table:formula="of:=AVERAGE([.I3];[.I6];[.I9];[.I12];[.I15];[.I18];[.I21];[.I24];[.I27];[.I30])" office:value-type="percentage" office:value="0.0812" calcext:value-type="percentage">
            <text:p>8.12%</text:p>
          </table:table-cell>
          <table:table-cell table:style-name="ce17" table:formula="of:=AVERAGE([.J3];[.J6];[.J9];[.J12];[.J15];[.J18];[.J21];[.J24];[.J27];[.J30])" office:value-type="percentage" office:value="0.498099" calcext:value-type="percentage">
            <text:p>49.81%</text:p>
          </table:table-cell>
          <table:table-cell table:style-name="ce3" table:formula="of:=AVERAGE([.K3];[.K6];[.K9];[.K12];[.K15];[.K18];[.K21];[.K24];[.K27];[.K30])" office:value-type="float" office:value="0.0097652" calcext:value-type="float">
            <text:p>0.010</text:p>
          </table:table-cell>
          <table:table-cell table:style-name="ce3" table:formula="of:=AVERAGE([.L3];[.L6];[.L9];[.L12];[.L15];[.L18];[.L21];[.L24];[.L27];[.L30])" office:value-type="float" office:value="0.0097652" calcext:value-type="float">
            <text:p>0.010</text:p>
          </table:table-cell>
          <table:table-cell table:style-name="ce3" table:formula="of:=AVERAGE([.M3];[.M6];[.M9];[.M12];[.M15];[.M18];[.M21];[.M24];[.M27];[.M30])" office:value-type="float" office:value="0.0097652" calcext:value-type="float">
            <text:p>0.010</text:p>
          </table:table-cell>
          <table:table-cell table:style-name="ce3" table:formula="of:=AVERAGE([.N3];[.N6];[.N9];[.N12];[.N15];[.N18];[.N21];[.N24];[.N27];[.N30])" office:value-type="float" office:value="0.0097652" calcext:value-type="float">
            <text:p>0.010</text:p>
          </table:table-cell>
          <table:table-cell table:style-name="ce3" table:formula="of:=AVERAGE([.O3];[.O6];[.O9];[.O12];[.O15];[.O18];[.O21];[.O24];[.O27];[.O30])" office:value-type="float" office:value="0.0097652" calcext:value-type="float">
            <text:p>0.010</text:p>
          </table:table-cell>
          <table:table-cell table:style-name="ce3" table:formula="of:=AVERAGE([.P3];[.P6];[.P9];[.P12];[.P15];[.P18];[.P21];[.P24];[.P27];[.P30])" office:value-type="float" office:value="0.0097652" calcext:value-type="float">
            <text:p>0.010</text:p>
          </table:table-cell>
          <table:table-cell table:style-name="ce3" table:formula="of:=AVERAGE([.Q3];[.Q6];[.Q9];[.Q12];[.Q15];[.Q18];[.Q21];[.Q24];[.Q27];[.Q30])" office:value-type="float" office:value="0.703388362020307" calcext:value-type="float">
            <text:p>0.703</text:p>
          </table:table-cell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14" office:value-type="string" calcext:value-type="string" table:number-columns-spanned="17" table:number-rows-spanned="1">
            <text:p>STANDARD DEVIATION: Simulation DSDV </text:p>
          </table:table-cell>
          <table:covered-table-cell table:style-name="ce14"/>
          <table:covered-table-cell table:number-columns-repeated="15" table:style-name="ce8"/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3" table:formula="of:=STDEV([.A3];[.A6];[.A9];[.A12];[.A15];[.A18];[.A21];[.A24];[.A27];[.A30])" office:value-type="float" office:value="5.39221061122441" calcext:value-type="float">
            <text:p>5.392</text:p>
          </table:table-cell>
          <table:table-cell table:style-name="ce3" table:formula="of:=STDEV([.B3];[.B6];[.B9];[.B12];[.B15];[.B18];[.B21];[.B24];[.B27];[.B30])" office:value-type="float" office:value="5.39221061122441" calcext:value-type="float">
            <text:p>5.392</text:p>
          </table:table-cell>
          <table:table-cell table:style-name="ce3" table:formula="of:=STDEV([.C3];[.C6];[.C9];[.C12];[.C15];[.C18];[.C21];[.C24];[.C27];[.C30])" office:value-type="float" office:value="1.46297643589324" calcext:value-type="float">
            <text:p>1.463</text:p>
          </table:table-cell>
          <table:table-cell table:style-name="ce3" table:formula="of:=STDEV([.D3];[.D6];[.D9];[.D12];[.D15];[.D18];[.D21];[.D24];[.D27];[.D30])" office:value-type="float" office:value="396.894332425031" calcext:value-type="float">
            <text:p>396.894</text:p>
          </table:table-cell>
          <table:table-cell table:style-name="ce17" table:formula="of:=STDEV([.E3];[.E6];[.E9];[.E12];[.E15];[.E18];[.E21];[.E24];[.E27];[.E30])" office:value-type="percentage" office:value="318.740036881329" calcext:value-type="percentage">
            <text:p>31874.00%</text:p>
          </table:table-cell>
          <table:table-cell table:style-name="ce17" table:formula="of:=STDEV([.F3];[.F6];[.F9];[.F12];[.F15];[.F18];[.F21];[.F24];[.F27];[.F30])" office:value-type="percentage" office:value="0.0798850796502074" calcext:value-type="percentage">
            <text:p>7.99%</text:p>
          </table:table-cell>
          <table:table-cell table:style-name="ce3" table:formula="of:=STDEV([.G3];[.G6];[.G9];[.G12];[.G15];[.G18];[.G21];[.G24];[.G27];[.G30])" office:value-type="float" office:value="1679.6733181055" calcext:value-type="float">
            <text:p>1679.673</text:p>
          </table:table-cell>
          <table:table-cell table:style-name="ce3" table:formula="of:=STDEV([.H3];[.H6];[.H9];[.H12];[.H15];[.H18];[.H21];[.H24];[.H27];[.H30])" office:value-type="float" office:value="0.00942809041582063" calcext:value-type="float">
            <text:p>0.009</text:p>
          </table:table-cell>
          <table:table-cell table:style-name="ce3" table:formula="of:=STDEV([.I3];[.I6];[.I9];[.I12];[.I15];[.I18];[.I21];[.I24];[.I27];[.I30])" office:value-type="float" office:value="0.00942809041582063" calcext:value-type="float">
            <text:p>0.009</text:p>
          </table:table-cell>
          <table:table-cell table:style-name="ce17" table:formula="of:=STDEV([.J3];[.J6];[.J9];[.J12];[.J15];[.J18];[.J21];[.J24];[.J27];[.J30])" office:value-type="percentage" office:value="0.119637073634295" calcext:value-type="percentage">
            <text:p>11.96%</text:p>
          </table:table-cell>
          <table:table-cell table:style-name="ce3" table:formula="of:=STDEV([.K3];[.K6];[.K9];[.K12];[.K15];[.K18];[.K21];[.K24];[.K27];[.K30])" office:value-type="float" office:value="0.00790426367081576" calcext:value-type="float">
            <text:p>0.008</text:p>
          </table:table-cell>
          <table:table-cell table:style-name="ce3" table:formula="of:=STDEV([.L3];[.L6];[.L9];[.L12];[.L15];[.L18];[.L21];[.L24];[.L27];[.L30])" office:value-type="float" office:value="0.00790426367081576" calcext:value-type="float">
            <text:p>0.008</text:p>
          </table:table-cell>
          <table:table-cell table:style-name="ce3" table:formula="of:=STDEV([.M3];[.M6];[.M9];[.M12];[.M15];[.M18];[.M21];[.M24];[.M27];[.M30])" office:value-type="float" office:value="0.00790426367081576" calcext:value-type="float">
            <text:p>0.008</text:p>
          </table:table-cell>
          <table:table-cell table:style-name="ce3" table:formula="of:=STDEV([.N3];[.N6];[.N9];[.N12];[.N15];[.N18];[.N21];[.N24];[.N27];[.N30])" office:value-type="float" office:value="0.00790426367081576" calcext:value-type="float">
            <text:p>0.008</text:p>
          </table:table-cell>
          <table:table-cell table:style-name="ce3" table:formula="of:=STDEV([.O3];[.O6];[.O9];[.O12];[.O15];[.O18];[.O21];[.O24];[.O27];[.O30])" office:value-type="float" office:value="0.00790426367081576" calcext:value-type="float">
            <text:p>0.008</text:p>
          </table:table-cell>
          <table:table-cell table:style-name="ce3" table:formula="of:=STDEV([.P3];[.P6];[.P9];[.P12];[.P15];[.P18];[.P21];[.P24];[.P27];[.P30])" office:value-type="float" office:value="0.00790426367081576" calcext:value-type="float">
            <text:p>0.008</text:p>
          </table:table-cell>
          <table:table-cell table:style-name="ce17" table:formula="of:=STDEV([.Q3];[.Q6];[.Q9];[.Q12];[.Q15];[.Q18];[.Q21];[.Q24];[.Q27];[.Q30])" office:value-type="percentage" office:value="0.0798850796502074" calcext:value-type="percentage">
            <text:p>7.99%</text:p>
          </table:table-cell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15" office:value-type="string" calcext:value-type="string" table:number-columns-spanned="17" table:number-rows-spanned="1">
            <text:p>CONFIDENCE INTERVAL: Simulation DSDV </text:p>
          </table:table-cell>
          <table:covered-table-cell table:style-name="ce15"/>
          <table:covered-table-cell table:number-columns-repeated="15" table:style-name="ce8"/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3" table:formula="of:=CONFIDENCE(0.05;[.A36];10)" office:value-type="float" office:value="3.34206534997683" calcext:value-type="float">
            <text:p>3.342</text:p>
          </table:table-cell>
          <table:table-cell table:style-name="ce3" table:formula="of:=CONFIDENCE(0.05;[.B36];10)" office:value-type="float" office:value="3.34206534997683" calcext:value-type="float">
            <text:p>3.342</text:p>
          </table:table-cell>
          <table:table-cell table:style-name="ce3" table:formula="of:=CONFIDENCE(0.05;[.C36];10)" office:value-type="float" office:value="0.906745527345263" calcext:value-type="float">
            <text:p>0.907</text:p>
          </table:table-cell>
          <table:table-cell table:style-name="ce16" table:formula="of:=CONFIDENCE(0.05;[.D36];10)" office:value-type="float" office:value="245.993135586869" calcext:value-type="float">
            <text:p>246</text:p>
          </table:table-cell>
          <table:table-cell table:style-name="ce16" table:formula="of:=CONFIDENCE(0.05;[.E36];10)" office:value-type="float" office:value="197.553491455621" calcext:value-type="float">
            <text:p>198</text:p>
          </table:table-cell>
          <table:table-cell table:style-name="ce17" table:formula="of:=CONFIDENCE(0.05;[.F36];10)" office:value-type="percentage" office:value="0.0495123755224528" calcext:value-type="percentage">
            <text:p>4.95%</text:p>
          </table:table-cell>
          <table:table-cell table:style-name="ce16" table:formula="of:=CONFIDENCE(0.05;[.G36];10)" office:value-type="float" office:value="1041.05317845631" calcext:value-type="float">
            <text:p>1041</text:p>
          </table:table-cell>
          <table:table-cell table:style-name="ce17" table:formula="of:=CONFIDENCE(0.05;[.H36];10)" office:value-type="percentage" office:value="0.00584348360384387" calcext:value-type="percentage">
            <text:p>0.58%</text:p>
          </table:table-cell>
          <table:table-cell table:style-name="ce17" table:formula="of:=CONFIDENCE(0.05;[.I36];10)" office:value-type="percentage" office:value="0.00584348360384387" calcext:value-type="percentage">
            <text:p>0.58%</text:p>
          </table:table-cell>
          <table:table-cell table:style-name="ce17" table:formula="of:=CONFIDENCE(0.05;[.J36];10)" office:value-type="percentage" office:value="0.0741504639179912" calcext:value-type="percentage">
            <text:p>7.42%</text:p>
          </table:table-cell>
          <table:table-cell table:style-name="ce3" table:formula="of:=CONFIDENCE(0.05;[.K36];10)" office:value-type="float" office:value="0.00489902335719702" calcext:value-type="float">
            <text:p>0.005</text:p>
          </table:table-cell>
          <table:table-cell table:style-name="ce3" table:formula="of:=CONFIDENCE(0.05;[.L36];10)" office:value-type="float" office:value="0.00489902335719702" calcext:value-type="float">
            <text:p>0.005</text:p>
          </table:table-cell>
          <table:table-cell table:style-name="ce3" table:formula="of:=CONFIDENCE(0.05;[.M36];10)" office:value-type="float" office:value="0.00489902335719702" calcext:value-type="float">
            <text:p>0.005</text:p>
          </table:table-cell>
          <table:table-cell table:style-name="ce3" table:formula="of:=CONFIDENCE(0.05;[.N36];10)" office:value-type="float" office:value="0.00489902335719702" calcext:value-type="float">
            <text:p>0.005</text:p>
          </table:table-cell>
          <table:table-cell table:style-name="ce3" table:formula="of:=CONFIDENCE(0.05;[.O36];10)" office:value-type="float" office:value="0.00489902335719702" calcext:value-type="float">
            <text:p>0.005</text:p>
          </table:table-cell>
          <table:table-cell table:style-name="ce3" table:formula="of:=CONFIDENCE(0.05;[.P36];10)" office:value-type="float" office:value="0.00489902335719702" calcext:value-type="float">
            <text:p>0.005</text:p>
          </table:table-cell>
          <table:table-cell table:style-name="ce17" table:formula="of:=CONFIDENCE(0.05;[.Q36];10)" office:value-type="percentage" office:value="0.0495123755224528" calcext:value-type="percentage">
            <text:p>4.95%</text:p>
          </table:table-cell>
          <table:table-cell table:style-name="ce25" office:value-type="string" calcext:value-type="string">
            <text:p>IC</text:p>
          </table:table-cell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3" table:formula="of:=[.A33]-[.A39]" office:value-type="float" office:value="116.611617650023" calcext:value-type="float">
            <text:p>116.612</text:p>
          </table:table-cell>
          <table:table-cell table:style-name="ce3" table:formula="of:=[.B33]-[.B39]" office:value-type="float" office:value="116.611617650023" calcext:value-type="float">
            <text:p>116.612</text:p>
          </table:table-cell>
          <table:table-cell table:style-name="ce3" table:formula="of:=[.C33]-[.C39]" office:value-type="float" office:value="3.92562747265474" calcext:value-type="float">
            <text:p>3.926</text:p>
          </table:table-cell>
          <table:table-cell table:style-name="ce16" table:formula="of:=[.D33]-[.D39]" office:value-type="float" office:value="473.006864413131" calcext:value-type="float">
            <text:p>473</text:p>
          </table:table-cell>
          <table:table-cell table:style-name="ce16" table:formula="of:=[.E33]-[.E39]" office:value-type="float" office:value="2478.54650854438" calcext:value-type="float">
            <text:p>2479</text:p>
          </table:table-cell>
          <table:table-cell table:style-name="ce17" table:formula="of:=[.F33]-[.F39]" office:value-type="percentage" office:value="0.247099262457241" calcext:value-type="percentage">
            <text:p>24.71%</text:p>
          </table:table-cell>
          <table:table-cell table:style-name="ce16" table:formula="of:=[.G33]-[.G39]" office:value-type="float" office:value="3980.64682154369" calcext:value-type="float">
            <text:p>3981</text:p>
          </table:table-cell>
          <table:table-cell table:style-name="ce17" table:formula="of:=[.H33]-[.H39]" office:value-type="percentage" office:value="0.0753565163961561" calcext:value-type="percentage">
            <text:p>7.54%</text:p>
          </table:table-cell>
          <table:table-cell table:style-name="ce17" table:formula="of:=[.I33]-[.I39]" office:value-type="percentage" office:value="0.0753565163961561" calcext:value-type="percentage">
            <text:p>7.54%</text:p>
          </table:table-cell>
          <table:table-cell table:style-name="ce17" table:formula="of:=[.J33]-[.J39]" office:value-type="percentage" office:value="0.423948536082009" calcext:value-type="percentage">
            <text:p>42.39%</text:p>
          </table:table-cell>
          <table:table-cell table:style-name="ce3" table:formula="of:=[.K33]-[.K39]" office:value-type="float" office:value="0.00486617664280298" calcext:value-type="float">
            <text:p>0.005</text:p>
          </table:table-cell>
          <table:table-cell table:style-name="ce3" table:formula="of:=[.L33]-[.L39]" office:value-type="float" office:value="0.00486617664280298" calcext:value-type="float">
            <text:p>0.005</text:p>
          </table:table-cell>
          <table:table-cell table:style-name="ce3" table:formula="of:=[.M33]-[.M39]" office:value-type="float" office:value="0.00486617664280298" calcext:value-type="float">
            <text:p>0.005</text:p>
          </table:table-cell>
          <table:table-cell table:style-name="ce3" table:formula="of:=[.N33]-[.N39]" office:value-type="float" office:value="0.00486617664280298" calcext:value-type="float">
            <text:p>0.005</text:p>
          </table:table-cell>
          <table:table-cell table:style-name="ce3" table:formula="of:=[.O33]-[.O39]" office:value-type="float" office:value="0.00486617664280298" calcext:value-type="float">
            <text:p>0.005</text:p>
          </table:table-cell>
          <table:table-cell table:style-name="ce3" table:formula="of:=[.P33]-[.P39]" office:value-type="float" office:value="0.00486617664280298" calcext:value-type="float">
            <text:p>0.005</text:p>
          </table:table-cell>
          <table:table-cell table:style-name="ce17" table:formula="of:=[.Q33]-[.Q39]" office:value-type="percentage" office:value="0.653875986497854" calcext:value-type="percentage">
            <text:p>65.39%</text:p>
          </table:table-cell>
          <table:table-cell table:style-name="ce25" office:value-type="string" calcext:value-type="string">
            <text:p>Inferior limit</text:p>
          </table:table-cell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3" table:formula="of:=[.A33]+[.A39]" office:value-type="float" office:value="123.295748349977" calcext:value-type="float">
            <text:p>123.296</text:p>
          </table:table-cell>
          <table:table-cell table:style-name="ce3" table:formula="of:=[.B33]+[.B39]" office:value-type="float" office:value="123.295748349977" calcext:value-type="float">
            <text:p>123.296</text:p>
          </table:table-cell>
          <table:table-cell table:style-name="ce3" table:formula="of:=[.C33]+[.C39]" office:value-type="float" office:value="5.73911852734526" calcext:value-type="float">
            <text:p>5.739</text:p>
          </table:table-cell>
          <table:table-cell table:style-name="ce16" table:formula="of:=[.D33]+[.D39]" office:value-type="float" office:value="964.99313558687" calcext:value-type="float">
            <text:p>965</text:p>
          </table:table-cell>
          <table:table-cell table:style-name="ce16" table:formula="of:=[.E33]+[.E39]" office:value-type="float" office:value="2873.65349145562" calcext:value-type="float">
            <text:p>2874</text:p>
          </table:table-cell>
          <table:table-cell table:style-name="ce17" table:formula="of:=[.F33]+[.F39]" office:value-type="percentage" office:value="0.346124013502146" calcext:value-type="percentage">
            <text:p>34.61%</text:p>
          </table:table-cell>
          <table:table-cell table:style-name="ce16" table:formula="of:=[.G33]+[.G39]" office:value-type="float" office:value="6062.75317845631" calcext:value-type="float">
            <text:p>6063</text:p>
          </table:table-cell>
          <table:table-cell table:style-name="ce17" table:formula="of:=[.H33]+[.H39]" office:value-type="percentage" office:value="0.0870434836038439" calcext:value-type="percentage">
            <text:p>8.70%</text:p>
          </table:table-cell>
          <table:table-cell table:style-name="ce17" table:formula="of:=[.I33]+[.I39]" office:value-type="percentage" office:value="0.0870434836038439" calcext:value-type="percentage">
            <text:p>8.70%</text:p>
          </table:table-cell>
          <table:table-cell table:style-name="ce17" table:formula="of:=[.J33]+[.J39]" office:value-type="percentage" office:value="0.572249463917991" calcext:value-type="percentage">
            <text:p>57.22%</text:p>
          </table:table-cell>
          <table:table-cell table:style-name="ce21" table:formula="of:=[.K33]+[.K39]" office:value-type="float" office:value="0.014664223357197" calcext:value-type="float">
            <text:p>0.01466</text:p>
          </table:table-cell>
          <table:table-cell table:style-name="ce21" table:formula="of:=[.L33]+[.L39]" office:value-type="float" office:value="0.014664223357197" calcext:value-type="float">
            <text:p>0.01466</text:p>
          </table:table-cell>
          <table:table-cell table:style-name="ce21" table:formula="of:=[.M33]+[.M39]" office:value-type="float" office:value="0.014664223357197" calcext:value-type="float">
            <text:p>0.01466</text:p>
          </table:table-cell>
          <table:table-cell table:style-name="ce21" table:formula="of:=[.N33]+[.N39]" office:value-type="float" office:value="0.014664223357197" calcext:value-type="float">
            <text:p>0.01466</text:p>
          </table:table-cell>
          <table:table-cell table:style-name="ce21" table:formula="of:=[.O33]+[.O39]" office:value-type="float" office:value="0.014664223357197" calcext:value-type="float">
            <text:p>0.01466</text:p>
          </table:table-cell>
          <table:table-cell table:style-name="ce21" table:formula="of:=[.P33]+[.P39]" office:value-type="float" office:value="0.014664223357197" calcext:value-type="float">
            <text:p>0.01466</text:p>
          </table:table-cell>
          <table:table-cell table:style-name="ce17" table:formula="of:=[.Q33]+[.Q39]" office:value-type="percentage" office:value="0.752900737542759" calcext:value-type="percentage">
            <text:p>75.29%</text:p>
          </table:table-cell>
          <table:table-cell table:style-name="ce25" office:value-type="string" calcext:value-type="string">
            <text:p>Upper limit</text:p>
          </table:table-cell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Default" table:number-columns-repeated="18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Default" table:number-columns-repeated="6"/>
          <table:table-cell table:number-columns-repeated="951"/>
          <table:table-cell table:style-name="Default" table:number-columns-repeated="21"/>
        </table:table-row>
        <table:table-row table:style-name="ro2" table:number-rows-repeated="1048532">
          <table:table-cell table:number-columns-repeated="978"/>
        </table:table-row>
        <table:table-row table:style-name="ro2">
          <table:table-cell table:number-columns-repeated="978"/>
        </table:table-row>
      </table:table>
      <table:table table:name="Manet Protocols Simulation OLSR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number-columns-repeated="2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default-cell-style-name="ce39"/>
        <table:table-column table:style-name="co31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20" table:default-cell-style-name="ce39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35" table:number-columns-repeated="939" table:default-cell-style-name="ce39"/>
        <table:table-row table:style-name="ro1">
          <table:table-cell table:style-name="ce20" office:value-type="string" calcext:value-type="string" table:number-columns-spanned="17" table:number-rows-spanned="1">
            <text:p>Simulation OLSR RFC 3626 </text:p>
          </table:table-cell>
          <table:covered-table-cell table:style-name="ce20"/>
          <table:covered-table-cell table:number-columns-repeated="15" table:style-name="ce8"/>
          <table:table-cell table:style-name="ce38" office:value-type="string" calcext:value-type="string">
            <text:p>Quantity Packet Generated</text:p>
          </table:table-cell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8" office:value-type="string" calcext:value-type="string">
            <text:p>Total Network 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41" office:value-type="float" office:value="3672" calcext:value-type="float">
            <text:p>3672</text:p>
          </table:table-cell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number-columns-repeated="2" table:style-name="ce3" office:value-type="float" office:value="125.01285" calcext:value-type="float">
            <text:p>125.013</text:p>
          </table:table-cell>
          <table:table-cell table:style-name="ce3" office:value-type="float" office:value="1.15412" calcext:value-type="float">
            <text:p>1.154</text:p>
          </table:table-cell>
          <table:table-cell table:style-name="ce3" office:value-type="float" office:value="1830" calcext:value-type="float">
            <text:p>1830.000</text:p>
          </table:table-cell>
          <table:table-cell table:style-name="ce3" office:value-type="float" office:value="1836" calcext:value-type="float">
            <text:p>1836.000</text:p>
          </table:table-cell>
          <table:table-cell table:style-name="ce17" table:formula="of:=1-[.Q3]" office:value-type="percentage" office:value="0.5" calcext:value-type="percentage">
            <text:p>50.00%</text:p>
          </table:table-cell>
          <table:table-cell table:style-name="ce3" office:value-type="float" office:value="274" calcext:value-type="float">
            <text:p>274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62197" calcext:value-type="percentage">
            <text:p>62.20%</text:p>
          </table:table-cell>
          <table:table-cell table:number-columns-repeated="6" table:style-name="ce19" office:value-type="float" office:value="0.001234" calcext:value-type="float">
            <text:p>0.001234</text:p>
          </table:table-cell>
          <table:table-cell table:style-name="ce17" table:formula="of:==((([.R2]-[.E3])*100)/[.R2])/100" office:value-type="percentage" office:value="0.5" calcext:value-type="percentage">
            <text:p>50.00%</text:p>
          </table:table-cell>
          <table:table-cell table:style-name="ce24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20" office:value-type="string" calcext:value-type="string" table:number-columns-spanned="17" table:number-rows-spanned="1">
            <text:p>Simulation OLSR RFC 3626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number-columns-repeated="2" table:style-name="ce3" office:value-type="float" office:value="120.01651" calcext:value-type="float">
            <text:p>120.017</text:p>
          </table:table-cell>
          <table:table-cell table:style-name="ce3" office:value-type="float" office:value="6.99382" calcext:value-type="float">
            <text:p>6.994</text:p>
          </table:table-cell>
          <table:table-cell table:style-name="ce3" office:value-type="float" office:value="668" calcext:value-type="float">
            <text:p>668.000</text:p>
          </table:table-cell>
          <table:table-cell table:style-name="ce3" office:value-type="float" office:value="3025" calcext:value-type="float">
            <text:p>3025.000</text:p>
          </table:table-cell>
          <table:table-cell table:style-name="ce17" table:formula="of:=1-[.Q6]" office:value-type="percentage" office:value="0.175800546289301" calcext:value-type="percentage">
            <text:p>17.58%</text:p>
          </table:table-cell>
          <table:table-cell table:style-name="ce3" office:value-type="float" office:value="5314" calcext:value-type="float">
            <text:p>5314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2687" calcext:value-type="percentage">
            <text:p>26.87%</text:p>
          </table:table-cell>
          <table:table-cell table:number-columns-repeated="6" table:style-name="ce19" office:value-type="float" office:value="0.010416" calcext:value-type="float">
            <text:p>0.010416</text:p>
          </table:table-cell>
          <table:table-cell table:style-name="ce17" table:formula="of:==(((17207-[.E6])*100)/17207)/100" office:value-type="percentage" office:value="0.824199453710699" calcext:value-type="percentage">
            <text:p>82.42%</text:p>
          </table:table-cell>
          <table:table-cell table:style-name="ce24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20" office:value-type="string" calcext:value-type="string" table:number-columns-spanned="17" table:number-rows-spanned="1">
            <text:p>Simulation OLSR RFC 3626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number-columns-repeated="2" table:style-name="ce3" office:value-type="float" office:value="112.83894" calcext:value-type="float">
            <text:p>112.839</text:p>
          </table:table-cell>
          <table:table-cell table:style-name="ce3" office:value-type="float" office:value="4.92045" calcext:value-type="float">
            <text:p>4.920</text:p>
          </table:table-cell>
          <table:table-cell table:style-name="ce3" office:value-type="float" office:value="438" calcext:value-type="float">
            <text:p>438.000</text:p>
          </table:table-cell>
          <table:table-cell table:style-name="ce3" office:value-type="float" office:value="2610" calcext:value-type="float">
            <text:p>2610.000</text:p>
          </table:table-cell>
          <table:table-cell table:style-name="ce17" table:formula="of:=1-[.Q9]" office:value-type="percentage" office:value="0.27295544865091" calcext:value-type="percentage">
            <text:p>27.30%</text:p>
          </table:table-cell>
          <table:table-cell table:style-name="ce3" office:value-type="float" office:value="5499" calcext:value-type="float">
            <text:p>5499.000</text:p>
          </table:table-cell>
          <table:table-cell table:style-name="ce17" office:value-type="percentage" office:value="0.1012" calcext:value-type="percentage">
            <text:p>10.12%</text:p>
          </table:table-cell>
          <table:table-cell table:style-name="ce17" office:value-type="percentage" office:value="0.0812" calcext:value-type="percentage">
            <text:p>8.12%</text:p>
          </table:table-cell>
          <table:table-cell table:style-name="ce17" office:value-type="percentage" office:value="0.4968" calcext:value-type="percentage">
            <text:p>49.68%</text:p>
          </table:table-cell>
          <table:table-cell table:number-columns-repeated="6" table:style-name="ce19" office:value-type="float" office:value="0.005653" calcext:value-type="float">
            <text:p>0.005653</text:p>
          </table:table-cell>
          <table:table-cell table:style-name="ce17" table:formula="of:==(((9562-[.E9])*100)/9562)/100" office:value-type="percentage" office:value="0.72704455134909" calcext:value-type="percentage">
            <text:p>72.70%</text:p>
          </table:table-cell>
          <table:table-cell table:style-name="ce24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20" office:value-type="string" calcext:value-type="string" table:number-columns-spanned="17" table:number-rows-spanned="1">
            <text:p>Simulation OLSR RFC 3626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1">
          <table:table-cell table:number-columns-repeated="2" table:style-name="ce3" office:value-type="float" office:value="121.05249" calcext:value-type="float">
            <text:p>121.052</text:p>
          </table:table-cell>
          <table:table-cell table:style-name="ce3" office:value-type="float" office:value="5.0509" calcext:value-type="float">
            <text:p>5.051</text:p>
          </table:table-cell>
          <table:table-cell table:style-name="ce3" office:value-type="float" office:value="663" calcext:value-type="float">
            <text:p>663.000</text:p>
          </table:table-cell>
          <table:table-cell table:style-name="ce3" office:value-type="float" office:value="2728" calcext:value-type="float">
            <text:p>2728.000</text:p>
          </table:table-cell>
          <table:table-cell table:style-name="ce17" table:formula="of:=1-[.Q12]" office:value-type="percentage" office:value="0.285295963187618" calcext:value-type="percentage">
            <text:p>28.53%</text:p>
          </table:table-cell>
          <table:table-cell table:style-name="ce3" office:value-type="float" office:value="5311" calcext:value-type="float">
            <text:p>5311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41033" calcext:value-type="percentage">
            <text:p>41.03%</text:p>
          </table:table-cell>
          <table:table-cell table:number-columns-repeated="6" table:style-name="ce19" office:value-type="float" office:value="0.004282" calcext:value-type="float">
            <text:p>0.004282</text:p>
          </table:table-cell>
          <table:table-cell table:style-name="ce17" table:formula="of:==(((9562-[.E12])*100)/9562)/100" office:value-type="percentage" office:value="0.714704036812382" calcext:value-type="percentage">
            <text:p>71.47%</text:p>
          </table:table-cell>
          <table:table-cell table:style-name="ce24"/>
          <table:table-cell table:number-columns-repeated="63"/>
          <table:table-cell table:style-name="ce10" table:number-columns-repeated="869"/>
          <table:table-cell table:number-columns-repeated="7"/>
          <table:table-cell table:style-name="Default" table:number-columns-repeated="21"/>
        </table:table-row>
        <table:table-row table:style-name="ro2">
          <table:table-cell table:style-name="ce20" office:value-type="string" calcext:value-type="string" table:number-columns-spanned="17" table:number-rows-spanned="1">
            <text:p>Simulation OLSR RFC 3626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24.42855" calcext:value-type="float">
            <text:p>124.429</text:p>
          </table:table-cell>
          <table:table-cell table:style-name="ce4" office:value-type="float" office:value="5.27214" calcext:value-type="float">
            <text:p>5.272</text:p>
          </table:table-cell>
          <table:table-cell table:style-name="ce4" office:value-type="float" office:value="556" calcext:value-type="float">
            <text:p>556.000</text:p>
          </table:table-cell>
          <table:table-cell table:style-name="ce3" office:value-type="float" office:value="2695" calcext:value-type="float">
            <text:p>2695.000</text:p>
          </table:table-cell>
          <table:table-cell table:style-name="ce17" table:formula="of:=1-[.Q15]" office:value-type="percentage" office:value="0.281844802342606" calcext:value-type="percentage">
            <text:p>28.18%</text:p>
          </table:table-cell>
          <table:table-cell table:style-name="ce3" office:value-type="float" office:value="5817" calcext:value-type="float">
            <text:p>5817.000</text:p>
          </table:table-cell>
          <table:table-cell table:style-name="ce17" office:value-type="percentage" office:value="0.0812" calcext:value-type="percentage">
            <text:p>8.12%</text:p>
          </table:table-cell>
          <table:table-cell table:style-name="ce17" office:value-type="percentage" office:value="0.1012" calcext:value-type="percentage">
            <text:p>10.12%</text:p>
          </table:table-cell>
          <table:table-cell table:style-name="ce17" office:value-type="percentage" office:value="0.45556" calcext:value-type="percentage">
            <text:p>45.56%</text:p>
          </table:table-cell>
          <table:table-cell table:number-columns-repeated="6" table:style-name="ce19" office:value-type="float" office:value="0.026526" calcext:value-type="float">
            <text:p>0.026526</text:p>
          </table:table-cell>
          <table:table-cell table:style-name="ce17" table:formula="of:==(((9562-[.E15])*100)/9562)/100" office:value-type="percentage" office:value="0.718155197657394" calcext:value-type="percentage">
            <text:p>71.82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20" office:value-type="string" calcext:value-type="string" table:number-columns-spanned="17" table:number-rows-spanned="1">
            <text:p>Simulation OLSR RFC 3626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23.42315" calcext:value-type="float">
            <text:p>123.423</text:p>
          </table:table-cell>
          <table:table-cell table:style-name="ce3" office:value-type="float" office:value="5.40439" calcext:value-type="float">
            <text:p>5.404</text:p>
          </table:table-cell>
          <table:table-cell table:style-name="ce3" office:value-type="float" office:value="593" calcext:value-type="float">
            <text:p>593.000</text:p>
          </table:table-cell>
          <table:table-cell table:style-name="ce3" office:value-type="float" office:value="2763" calcext:value-type="float">
            <text:p>2763.000</text:p>
          </table:table-cell>
          <table:table-cell table:style-name="ce17" table:formula="of:=1-[.Q18]" office:value-type="percentage" office:value="0.288956285295963" calcext:value-type="percentage">
            <text:p>28.90%</text:p>
          </table:table-cell>
          <table:table-cell table:style-name="ce3" office:value-type="float" office:value="5345" calcext:value-type="float">
            <text:p>5345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4549" calcext:value-type="percentage">
            <text:p>45.49%</text:p>
          </table:table-cell>
          <table:table-cell table:number-columns-repeated="6" table:style-name="ce19" office:value-type="float" office:value="0.009819" calcext:value-type="float">
            <text:p>0.009819</text:p>
          </table:table-cell>
          <table:table-cell table:style-name="ce17" table:formula="of:==(((9562-[.E18])*100)/9562)/100" office:value-type="percentage" office:value="0.711043714704037" calcext:value-type="percentage">
            <text:p>71.10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20" office:value-type="string" calcext:value-type="string" table:number-columns-spanned="17" table:number-rows-spanned="1">
            <text:p>Simulation OLSR RFC 3626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21.76478" calcext:value-type="float">
            <text:p>121.765</text:p>
          </table:table-cell>
          <table:table-cell table:style-name="ce3" office:value-type="float" office:value="5.4438" calcext:value-type="float">
            <text:p>5.444</text:p>
          </table:table-cell>
          <table:table-cell table:style-name="ce3" office:value-type="float" office:value="651" calcext:value-type="float">
            <text:p>651.000</text:p>
          </table:table-cell>
          <table:table-cell table:style-name="ce3" office:value-type="float" office:value="2888" calcext:value-type="float">
            <text:p>2888.000</text:p>
          </table:table-cell>
          <table:table-cell table:style-name="ce17" table:formula="of:=1-[.Q21]" office:value-type="percentage" office:value="0.30202886425434" calcext:value-type="percentage">
            <text:p>30.20%</text:p>
          </table:table-cell>
          <table:table-cell table:style-name="ce3" office:value-type="float" office:value="5845" calcext:value-type="float">
            <text:p>5845.000</text:p>
          </table:table-cell>
          <table:table-cell table:style-name="ce17" office:value-type="percentage" office:value="0.0612" calcext:value-type="percentage">
            <text:p>6.12%</text:p>
          </table:table-cell>
          <table:table-cell table:style-name="ce17" office:value-type="percentage" office:value="0.0812" calcext:value-type="percentage">
            <text:p>8.12%</text:p>
          </table:table-cell>
          <table:table-cell table:style-name="ce17" office:value-type="percentage" office:value="0.43671" calcext:value-type="percentage">
            <text:p>43.67%</text:p>
          </table:table-cell>
          <table:table-cell table:number-columns-repeated="6" table:style-name="ce19" office:value-type="float" office:value="0.009441" calcext:value-type="float">
            <text:p>0.009441</text:p>
          </table:table-cell>
          <table:table-cell table:style-name="ce17" table:formula="of:==(((9562-[.E21])*100)/9562)/100" office:value-type="percentage" office:value="0.69797113574566" calcext:value-type="percentage">
            <text:p>69.80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20" office:value-type="string" calcext:value-type="string" table:number-columns-spanned="17" table:number-rows-spanned="1">
            <text:p>Simulation OLSR RFC 3626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21.04012" calcext:value-type="float">
            <text:p>121.040</text:p>
          </table:table-cell>
          <table:table-cell table:style-name="ce3" office:value-type="float" office:value="4.82283" calcext:value-type="float">
            <text:p>4.823</text:p>
          </table:table-cell>
          <table:table-cell table:style-name="ce3" office:value-type="float" office:value="536" calcext:value-type="float">
            <text:p>536.000</text:p>
          </table:table-cell>
          <table:table-cell table:style-name="ce3" office:value-type="float" office:value="2814" calcext:value-type="float">
            <text:p>2814.000</text:p>
          </table:table-cell>
          <table:table-cell table:style-name="ce17" table:formula="of:=1-[.Q24]" office:value-type="percentage" office:value="0.294289897510981" calcext:value-type="percentage">
            <text:p>29.43%</text:p>
          </table:table-cell>
          <table:table-cell table:style-name="ce3" office:value-type="float" office:value="5724" calcext:value-type="float">
            <text:p>5724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64873" calcext:value-type="percentage">
            <text:p>64.87%</text:p>
          </table:table-cell>
          <table:table-cell table:number-columns-repeated="6" table:style-name="ce19" office:value-type="float" office:value="0.004029" calcext:value-type="float">
            <text:p>0.004029</text:p>
          </table:table-cell>
          <table:table-cell table:style-name="ce17" table:formula="of:==(((9562-[.E24])*100)/9562)/100" office:value-type="percentage" office:value="0.705710102489019" calcext:value-type="percentage">
            <text:p>70.57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20" office:value-type="string" calcext:value-type="string" table:number-columns-spanned="17" table:number-rows-spanned="1">
            <text:p>Simulation OLSR RFC 3626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07.97063" calcext:value-type="float">
            <text:p>107.971</text:p>
          </table:table-cell>
          <table:table-cell table:style-name="ce3" office:value-type="float" office:value="4.50844" calcext:value-type="float">
            <text:p>4.508</text:p>
          </table:table-cell>
          <table:table-cell table:style-name="ce3" office:value-type="float" office:value="654" calcext:value-type="float">
            <text:p>654.000</text:p>
          </table:table-cell>
          <table:table-cell table:style-name="ce3" office:value-type="float" office:value="2759" calcext:value-type="float">
            <text:p>2759.000</text:p>
          </table:table-cell>
          <table:table-cell table:style-name="ce17" table:formula="of:=1-[.Q27]" office:value-type="percentage" office:value="0.288537962769295" calcext:value-type="percentage">
            <text:p>28.85%</text:p>
          </table:table-cell>
          <table:table-cell table:style-name="ce3" office:value-type="float" office:value="5559" calcext:value-type="float">
            <text:p>5559.000</text:p>
          </table:table-cell>
          <table:table-cell table:style-name="ce17" office:value-type="percentage" office:value="0.0812" calcext:value-type="percentage">
            <text:p>8.12%</text:p>
          </table:table-cell>
          <table:table-cell table:style-name="ce17" office:value-type="percentage" office:value="0.0612" calcext:value-type="percentage">
            <text:p>6.12%</text:p>
          </table:table-cell>
          <table:table-cell table:style-name="ce17" office:value-type="percentage" office:value="0.64239" calcext:value-type="percentage">
            <text:p>64.24%</text:p>
          </table:table-cell>
          <table:table-cell table:number-columns-repeated="6" table:style-name="ce19" office:value-type="float" office:value="0.020392" calcext:value-type="float">
            <text:p>0.020392</text:p>
          </table:table-cell>
          <table:table-cell table:style-name="ce17" table:formula="of:==(((9562-[.E27])*100)/9562)/100" office:value-type="percentage" office:value="0.711462037230705" calcext:value-type="percentage">
            <text:p>71.15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20" office:value-type="string" calcext:value-type="string" table:number-columns-spanned="17" table:number-rows-spanned="1">
            <text:p>Simulation OLSR RFC 3626 </text:p>
          </table:table-cell>
          <table:covered-table-cell table:style-name="ce20"/>
          <table:covered-table-cell table:number-columns-repeated="15" table:style-name="ce8"/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ce23"/>
          <table:table-cell table:number-columns-repeated="939"/>
          <table:table-cell table:style-name="Default" table:number-columns-repeated="21"/>
        </table:table-row>
        <table:table-row table:style-name="ro2">
          <table:table-cell table:number-columns-repeated="2" table:style-name="ce3" office:value-type="float" office:value="121.98881" calcext:value-type="float">
            <text:p>121.989</text:p>
          </table:table-cell>
          <table:table-cell table:style-name="ce3" office:value-type="float" office:value="4.75284" calcext:value-type="float">
            <text:p>4.753</text:p>
          </table:table-cell>
          <table:table-cell table:style-name="ce3" office:value-type="float" office:value="601" calcext:value-type="float">
            <text:p>601.000</text:p>
          </table:table-cell>
          <table:table-cell table:style-name="ce3" office:value-type="float" office:value="2643" calcext:value-type="float">
            <text:p>2643.000</text:p>
          </table:table-cell>
          <table:table-cell table:style-name="ce17" table:formula="of:=1-[.Q30]" office:value-type="percentage" office:value="0.276406609495921" calcext:value-type="percentage">
            <text:p>27.64%</text:p>
          </table:table-cell>
          <table:table-cell table:style-name="ce3" office:value-type="float" office:value="5529" calcext:value-type="float">
            <text:p>5529.000</text:p>
          </table:table-cell>
          <table:table-cell table:number-columns-repeated="2" table:style-name="ce17" office:value-type="percentage" office:value="0.0812" calcext:value-type="percentage">
            <text:p>8.12%</text:p>
          </table:table-cell>
          <table:table-cell table:style-name="ce17" office:value-type="percentage" office:value="0.5449" calcext:value-type="percentage">
            <text:p>54.49%</text:p>
          </table:table-cell>
          <table:table-cell table:number-columns-repeated="6" table:style-name="ce19" office:value-type="float" office:value="0.00586" calcext:value-type="float">
            <text:p>0.005860</text:p>
          </table:table-cell>
          <table:table-cell table:style-name="ce17" table:formula="of:==(((9562-[.E30])*100)/9562)/100" office:value-type="percentage" office:value="0.723593390504079" calcext:value-type="percentage">
            <text:p>72.36%</text:p>
          </table:table-cell>
          <table:table-cell table:style-name="ce24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13" office:value-type="string" calcext:value-type="string" table:number-columns-spanned="17" table:number-rows-spanned="1">
            <text:p>AVERAGE: Simulation OLSR RFC 3626 </text:p>
          </table:table-cell>
          <table:covered-table-cell table:style-name="ce13"/>
          <table:covered-table-cell table:number-columns-repeated="15" table:style-name="ce8"/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3" table:formula="of:=AVERAGE([.A3];[.A6];[.A9];[.A12];[.A15];[.A18];[.A21];[.A24];[.A27];[.A30])" office:value-type="float" office:value="119.953683" calcext:value-type="float">
            <text:p>119.954</text:p>
          </table:table-cell>
          <table:table-cell table:style-name="ce17" table:formula="of:=AVERAGE([.B3];[.B6];[.B9];[.B12];[.B15];[.B18];[.B21];[.B24];[.B27];[.B30])" office:value-type="percentage" office:value="119.953683" calcext:value-type="percentage">
            <text:p>11995.37%</text:p>
          </table:table-cell>
          <table:table-cell table:style-name="ce17" table:formula="of:=AVERAGE([.C3];[.C6];[.C9];[.C12];[.C15];[.C18];[.C21];[.C24];[.C27];[.C30])" office:value-type="percentage" office:value="4.832373" calcext:value-type="percentage">
            <text:p>483.24%</text:p>
          </table:table-cell>
          <table:table-cell table:style-name="ce17" table:formula="of:=AVERAGE([.D3];[.D6];[.D9];[.D12];[.D15];[.D18];[.D21];[.D24];[.D27];[.D30])" office:value-type="percentage" office:value="719" calcext:value-type="percentage">
            <text:p>71900.00%</text:p>
          </table:table-cell>
          <table:table-cell table:style-name="ce17" table:formula="of:=AVERAGE([.E3];[.E6];[.E9];[.E12];[.E15];[.E18];[.E21];[.E24];[.E27];[.E30])" office:value-type="percentage" office:value="2676.1" calcext:value-type="percentage">
            <text:p>267610.00%</text:p>
          </table:table-cell>
          <table:table-cell table:style-name="ce17" table:formula="of:=AVERAGE([.F3];[.F6];[.F9];[.F12];[.F15];[.F18];[.F21];[.F24];[.F27];[.F30])" office:value-type="percentage" office:value="0.296611637979694" calcext:value-type="percentage">
            <text:p>29.66%</text:p>
          </table:table-cell>
          <table:table-cell table:style-name="ce17" table:formula="of:=AVERAGE([.G3];[.G6];[.G9];[.G12];[.G15];[.G18];[.G21];[.G24];[.G27];[.G30])" office:value-type="percentage" office:value="5021.7" calcext:value-type="percentage">
            <text:p>502170.00%</text:p>
          </table:table-cell>
          <table:table-cell table:style-name="ce17" table:formula="of:=AVERAGE([.H3];[.H6];[.H9];[.H12];[.H15];[.H18];[.H21];[.H24];[.H27];[.H30])" office:value-type="percentage" office:value="0.0812" calcext:value-type="percentage">
            <text:p>8.12%</text:p>
          </table:table-cell>
          <table:table-cell table:style-name="ce17" table:formula="of:=AVERAGE([.I3];[.I6];[.I9];[.I12];[.I15];[.I18];[.I21];[.I24];[.I27];[.I30])" office:value-type="percentage" office:value="0.0812" calcext:value-type="percentage">
            <text:p>8.12%</text:p>
          </table:table-cell>
          <table:table-cell table:style-name="ce17" table:formula="of:=AVERAGE([.J3];[.J6];[.J9];[.J12];[.J15];[.J18];[.J21];[.J24];[.J27];[.J30])" office:value-type="percentage" office:value="0.498099" calcext:value-type="percentage">
            <text:p>49.81%</text:p>
          </table:table-cell>
          <table:table-cell table:style-name="ce3" table:formula="of:=AVERAGE([.K3];[.K6];[.K9];[.K12];[.K15];[.K18];[.K21];[.K24];[.K27];[.K30])" office:value-type="float" office:value="0.0097652" calcext:value-type="float">
            <text:p>0.010</text:p>
          </table:table-cell>
          <table:table-cell table:style-name="ce3" table:formula="of:=AVERAGE([.L3];[.L6];[.L9];[.L12];[.L15];[.L18];[.L21];[.L24];[.L27];[.L30])" office:value-type="float" office:value="0.0097652" calcext:value-type="float">
            <text:p>0.010</text:p>
          </table:table-cell>
          <table:table-cell table:style-name="ce3" table:formula="of:=AVERAGE([.M3];[.M6];[.M9];[.M12];[.M15];[.M18];[.M21];[.M24];[.M27];[.M30])" office:value-type="float" office:value="0.0097652" calcext:value-type="float">
            <text:p>0.010</text:p>
          </table:table-cell>
          <table:table-cell table:style-name="ce3" table:formula="of:=AVERAGE([.N3];[.N6];[.N9];[.N12];[.N15];[.N18];[.N21];[.N24];[.N27];[.N30])" office:value-type="float" office:value="0.0097652" calcext:value-type="float">
            <text:p>0.010</text:p>
          </table:table-cell>
          <table:table-cell table:style-name="ce3" table:formula="of:=AVERAGE([.O3];[.O6];[.O9];[.O12];[.O15];[.O18];[.O21];[.O24];[.O27];[.O30])" office:value-type="float" office:value="0.0097652" calcext:value-type="float">
            <text:p>0.010</text:p>
          </table:table-cell>
          <table:table-cell table:style-name="ce3" table:formula="of:=AVERAGE([.P3];[.P6];[.P9];[.P12];[.P15];[.P18];[.P21];[.P24];[.P27];[.P30])" office:value-type="float" office:value="0.0097652" calcext:value-type="float">
            <text:p>0.010</text:p>
          </table:table-cell>
          <table:table-cell table:style-name="ce3" table:formula="of:=AVERAGE([.Q3];[.Q6];[.Q9];[.Q12];[.Q15];[.Q18];[.Q21];[.Q24];[.Q27];[.Q30])" office:value-type="float" office:value="0.703388362020307" calcext:value-type="float">
            <text:p>0.703</text:p>
          </table:table-cell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14" office:value-type="string" calcext:value-type="string" table:number-columns-spanned="17" table:number-rows-spanned="1">
            <text:p>STANDARD DEVIATION: Simulation OLSR RFC 3626 </text:p>
          </table:table-cell>
          <table:covered-table-cell table:style-name="ce14"/>
          <table:covered-table-cell table:number-columns-repeated="15" table:style-name="ce8"/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3" table:formula="of:=STDEV([.A3];[.A6];[.A9];[.A12];[.A15];[.A18];[.A21];[.A24];[.A27];[.A30])" office:value-type="float" office:value="5.39221061122441" calcext:value-type="float">
            <text:p>5.392</text:p>
          </table:table-cell>
          <table:table-cell table:style-name="ce3" table:formula="of:=STDEV([.B3];[.B6];[.B9];[.B12];[.B15];[.B18];[.B21];[.B24];[.B27];[.B30])" office:value-type="float" office:value="5.39221061122441" calcext:value-type="float">
            <text:p>5.392</text:p>
          </table:table-cell>
          <table:table-cell table:style-name="ce3" table:formula="of:=STDEV([.C3];[.C6];[.C9];[.C12];[.C15];[.C18];[.C21];[.C24];[.C27];[.C30])" office:value-type="float" office:value="1.46297643589324" calcext:value-type="float">
            <text:p>1.463</text:p>
          </table:table-cell>
          <table:table-cell table:style-name="ce3" table:formula="of:=STDEV([.D3];[.D6];[.D9];[.D12];[.D15];[.D18];[.D21];[.D24];[.D27];[.D30])" office:value-type="float" office:value="396.894332425031" calcext:value-type="float">
            <text:p>396.894</text:p>
          </table:table-cell>
          <table:table-cell table:style-name="ce17" table:formula="of:=STDEV([.E3];[.E6];[.E9];[.E12];[.E15];[.E18];[.E21];[.E24];[.E27];[.E30])" office:value-type="percentage" office:value="318.740036881329" calcext:value-type="percentage">
            <text:p>31874.00%</text:p>
          </table:table-cell>
          <table:table-cell table:style-name="ce17" table:formula="of:=STDEV([.F3];[.F6];[.F9];[.F12];[.F15];[.F18];[.F21];[.F24];[.F27];[.F30])" office:value-type="percentage" office:value="0.0798850796502074" calcext:value-type="percentage">
            <text:p>7.99%</text:p>
          </table:table-cell>
          <table:table-cell table:style-name="ce3" table:formula="of:=STDEV([.G3];[.G6];[.G9];[.G12];[.G15];[.G18];[.G21];[.G24];[.G27];[.G30])" office:value-type="float" office:value="1679.6733181055" calcext:value-type="float">
            <text:p>1679.673</text:p>
          </table:table-cell>
          <table:table-cell table:style-name="ce3" table:formula="of:=STDEV([.H3];[.H6];[.H9];[.H12];[.H15];[.H18];[.H21];[.H24];[.H27];[.H30])" office:value-type="float" office:value="0.00942809041582063" calcext:value-type="float">
            <text:p>0.009</text:p>
          </table:table-cell>
          <table:table-cell table:style-name="ce3" table:formula="of:=STDEV([.I3];[.I6];[.I9];[.I12];[.I15];[.I18];[.I21];[.I24];[.I27];[.I30])" office:value-type="float" office:value="0.00942809041582063" calcext:value-type="float">
            <text:p>0.009</text:p>
          </table:table-cell>
          <table:table-cell table:style-name="ce17" table:formula="of:=STDEV([.J3];[.J6];[.J9];[.J12];[.J15];[.J18];[.J21];[.J24];[.J27];[.J30])" office:value-type="percentage" office:value="0.119637073634295" calcext:value-type="percentage">
            <text:p>11.96%</text:p>
          </table:table-cell>
          <table:table-cell table:style-name="ce3" table:formula="of:=STDEV([.K3];[.K6];[.K9];[.K12];[.K15];[.K18];[.K21];[.K24];[.K27];[.K30])" office:value-type="float" office:value="0.00790426367081576" calcext:value-type="float">
            <text:p>0.008</text:p>
          </table:table-cell>
          <table:table-cell table:style-name="ce3" table:formula="of:=STDEV([.L3];[.L6];[.L9];[.L12];[.L15];[.L18];[.L21];[.L24];[.L27];[.L30])" office:value-type="float" office:value="0.00790426367081576" calcext:value-type="float">
            <text:p>0.008</text:p>
          </table:table-cell>
          <table:table-cell table:style-name="ce3" table:formula="of:=STDEV([.M3];[.M6];[.M9];[.M12];[.M15];[.M18];[.M21];[.M24];[.M27];[.M30])" office:value-type="float" office:value="0.00790426367081576" calcext:value-type="float">
            <text:p>0.008</text:p>
          </table:table-cell>
          <table:table-cell table:style-name="ce3" table:formula="of:=STDEV([.N3];[.N6];[.N9];[.N12];[.N15];[.N18];[.N21];[.N24];[.N27];[.N30])" office:value-type="float" office:value="0.00790426367081576" calcext:value-type="float">
            <text:p>0.008</text:p>
          </table:table-cell>
          <table:table-cell table:style-name="ce3" table:formula="of:=STDEV([.O3];[.O6];[.O9];[.O12];[.O15];[.O18];[.O21];[.O24];[.O27];[.O30])" office:value-type="float" office:value="0.00790426367081576" calcext:value-type="float">
            <text:p>0.008</text:p>
          </table:table-cell>
          <table:table-cell table:style-name="ce3" table:formula="of:=STDEV([.P3];[.P6];[.P9];[.P12];[.P15];[.P18];[.P21];[.P24];[.P27];[.P30])" office:value-type="float" office:value="0.00790426367081576" calcext:value-type="float">
            <text:p>0.008</text:p>
          </table:table-cell>
          <table:table-cell table:style-name="ce17" table:formula="of:=STDEV([.Q3];[.Q6];[.Q9];[.Q12];[.Q15];[.Q18];[.Q21];[.Q24];[.Q27];[.Q30])" office:value-type="percentage" office:value="0.0798850796502074" calcext:value-type="percentage">
            <text:p>7.99%</text:p>
          </table:table-cell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15" office:value-type="string" calcext:value-type="string" table:number-columns-spanned="17" table:number-rows-spanned="1">
            <text:p>CONFIDENCE INTERVAL: Simulation OLSR RFC 3626 </text:p>
          </table:table-cell>
          <table:covered-table-cell table:style-name="ce15"/>
          <table:covered-table-cell table:number-columns-repeated="15" table:style-name="ce8"/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8" office:value-type="string" calcext:value-type="string">
            <text:p>Throughput (kbps)</text:p>
          </table:table-cell>
          <table:table-cell table:style-name="ce8" office:value-type="string" calcext:value-type="string">
            <text:p>Node Average Throughput (Kbps)</text:p>
          </table:table-cell>
          <table:table-cell table:style-name="ce8" office:value-type="string" calcext:value-type="string">
            <text:p>Energy (J)</text:p>
          </table:table-cell>
          <table:table-cell table:style-name="ce8" office:value-type="string" calcext:value-type="string">
            <text:p>PLR by Selfish (U)</text:p>
          </table:table-cell>
          <table:table-cell table:style-name="ce8" office:value-type="string" calcext:value-type="string">
            <text:p>PLR by Unit (U)</text:p>
          </table:table-cell>
          <table:table-cell table:style-name="ce8" office:value-type="string" calcext:value-type="string">
            <text:p>PLR (%)</text:p>
          </table:table-cell>
          <table:table-cell table:style-name="ce8" office:value-type="string" calcext:value-type="string">
            <text:p>Overhead R. (U)</text:p>
          </table:table-cell>
          <table:table-cell table:style-name="ce8" office:value-type="string" calcext:value-type="string">
            <text:p>Overhead Bytes/Data Bytes (%)</text:p>
          </table:table-cell>
          <table:table-cell table:style-name="ce8" office:value-type="string" calcext:value-type="string">
            <text:p>Overhead Packets/Data Packets (%)</text:p>
          </table:table-cell>
          <table:table-cell table:style-name="ce8" office:value-type="string" calcext:value-type="string">
            <text:p>Forward (%)</text:p>
          </table:table-cell>
          <table:table-cell table:style-name="ce8" office:value-type="string" calcext:value-type="string">
            <text:p>Total Network End to End Delay (s)</text:p>
          </table:table-cell>
          <table:table-cell table:style-name="ce8" office:value-type="string" calcext:value-type="string">
            <text:p>Total End to End Delay (s) (Sum all nodes)</text:p>
          </table:table-cell>
          <table:table-cell table:style-name="ce8" office:value-type="string" calcext:value-type="string">
            <text:p><text:span text:style-name="T1">Average End to End Delay By Flow</text:span> (s)</text:p>
          </table:table-cell>
          <table:table-cell table:style-name="ce8" office:value-type="string" calcext:value-type="string">
            <text:p>Total Network Jitter (s)</text:p>
          </table:table-cell>
          <table:table-cell table:style-name="ce8" office:value-type="string" calcext:value-type="string">
            <text:p>Total Jitter (s) (Sum all nodes)</text:p>
          </table:table-cell>
          <table:table-cell table:style-name="ce8" office:value-type="string" calcext:value-type="string">
            <text:p>Average Jitter By Flow (s)</text:p>
          </table:table-cell>
          <table:table-cell table:style-name="ce22" office:value-type="string" calcext:value-type="string">
            <text:p>PDR (%)</text:p>
          </table:table-cell>
          <table:table-cell table:style-name="Default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3" table:formula="of:=CONFIDENCE(0.05;[.A36];10)" office:value-type="float" office:value="3.34206534997683" calcext:value-type="float">
            <text:p>3.342</text:p>
          </table:table-cell>
          <table:table-cell table:style-name="ce3" table:formula="of:=CONFIDENCE(0.05;[.B36];10)" office:value-type="float" office:value="3.34206534997683" calcext:value-type="float">
            <text:p>3.342</text:p>
          </table:table-cell>
          <table:table-cell table:style-name="ce3" table:formula="of:=CONFIDENCE(0.05;[.C36];10)" office:value-type="float" office:value="0.906745527345263" calcext:value-type="float">
            <text:p>0.907</text:p>
          </table:table-cell>
          <table:table-cell table:style-name="ce16" table:formula="of:=CONFIDENCE(0.05;[.D36];10)" office:value-type="float" office:value="245.993135586869" calcext:value-type="float">
            <text:p>246</text:p>
          </table:table-cell>
          <table:table-cell table:style-name="ce16" table:formula="of:=CONFIDENCE(0.05;[.E36];10)" office:value-type="float" office:value="197.553491455621" calcext:value-type="float">
            <text:p>198</text:p>
          </table:table-cell>
          <table:table-cell table:style-name="ce17" table:formula="of:=CONFIDENCE(0.05;[.F36];10)" office:value-type="percentage" office:value="0.0495123755224528" calcext:value-type="percentage">
            <text:p>4.95%</text:p>
          </table:table-cell>
          <table:table-cell table:style-name="ce16" table:formula="of:=CONFIDENCE(0.05;[.G36];10)" office:value-type="float" office:value="1041.05317845631" calcext:value-type="float">
            <text:p>1041</text:p>
          </table:table-cell>
          <table:table-cell table:style-name="ce17" table:formula="of:=CONFIDENCE(0.05;[.H36];10)" office:value-type="percentage" office:value="0.00584348360384387" calcext:value-type="percentage">
            <text:p>0.58%</text:p>
          </table:table-cell>
          <table:table-cell table:style-name="ce17" table:formula="of:=CONFIDENCE(0.05;[.I36];10)" office:value-type="percentage" office:value="0.00584348360384387" calcext:value-type="percentage">
            <text:p>0.58%</text:p>
          </table:table-cell>
          <table:table-cell table:style-name="ce17" table:formula="of:=CONFIDENCE(0.05;[.J36];10)" office:value-type="percentage" office:value="0.0741504639179912" calcext:value-type="percentage">
            <text:p>7.42%</text:p>
          </table:table-cell>
          <table:table-cell table:style-name="ce3" table:formula="of:=CONFIDENCE(0.05;[.K36];10)" office:value-type="float" office:value="0.00489902335719702" calcext:value-type="float">
            <text:p>0.005</text:p>
          </table:table-cell>
          <table:table-cell table:style-name="ce3" table:formula="of:=CONFIDENCE(0.05;[.L36];10)" office:value-type="float" office:value="0.00489902335719702" calcext:value-type="float">
            <text:p>0.005</text:p>
          </table:table-cell>
          <table:table-cell table:style-name="ce3" table:formula="of:=CONFIDENCE(0.05;[.M36];10)" office:value-type="float" office:value="0.00489902335719702" calcext:value-type="float">
            <text:p>0.005</text:p>
          </table:table-cell>
          <table:table-cell table:style-name="ce3" table:formula="of:=CONFIDENCE(0.05;[.N36];10)" office:value-type="float" office:value="0.00489902335719702" calcext:value-type="float">
            <text:p>0.005</text:p>
          </table:table-cell>
          <table:table-cell table:style-name="ce3" table:formula="of:=CONFIDENCE(0.05;[.O36];10)" office:value-type="float" office:value="0.00489902335719702" calcext:value-type="float">
            <text:p>0.005</text:p>
          </table:table-cell>
          <table:table-cell table:style-name="ce3" table:formula="of:=CONFIDENCE(0.05;[.P36];10)" office:value-type="float" office:value="0.00489902335719702" calcext:value-type="float">
            <text:p>0.005</text:p>
          </table:table-cell>
          <table:table-cell table:style-name="ce17" table:formula="of:=CONFIDENCE(0.05;[.Q36];10)" office:value-type="percentage" office:value="0.0495123755224528" calcext:value-type="percentage">
            <text:p>4.95%</text:p>
          </table:table-cell>
          <table:table-cell table:style-name="ce25" office:value-type="string" calcext:value-type="string">
            <text:p>IC</text:p>
          </table:table-cell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3" table:formula="of:=[.A33]-[.A39]" office:value-type="float" office:value="116.611617650023" calcext:value-type="float">
            <text:p>116.612</text:p>
          </table:table-cell>
          <table:table-cell table:style-name="ce3" table:formula="of:=[.B33]-[.B39]" office:value-type="float" office:value="116.611617650023" calcext:value-type="float">
            <text:p>116.612</text:p>
          </table:table-cell>
          <table:table-cell table:style-name="ce3" table:formula="of:=[.C33]-[.C39]" office:value-type="float" office:value="3.92562747265474" calcext:value-type="float">
            <text:p>3.926</text:p>
          </table:table-cell>
          <table:table-cell table:style-name="ce16" table:formula="of:=[.D33]-[.D39]" office:value-type="float" office:value="473.006864413131" calcext:value-type="float">
            <text:p>473</text:p>
          </table:table-cell>
          <table:table-cell table:style-name="ce16" table:formula="of:=[.E33]-[.E39]" office:value-type="float" office:value="2478.54650854438" calcext:value-type="float">
            <text:p>2479</text:p>
          </table:table-cell>
          <table:table-cell table:style-name="ce17" table:formula="of:=[.F33]-[.F39]" office:value-type="percentage" office:value="0.247099262457241" calcext:value-type="percentage">
            <text:p>24.71%</text:p>
          </table:table-cell>
          <table:table-cell table:style-name="ce16" table:formula="of:=[.G33]-[.G39]" office:value-type="float" office:value="3980.64682154369" calcext:value-type="float">
            <text:p>3981</text:p>
          </table:table-cell>
          <table:table-cell table:style-name="ce17" table:formula="of:=[.H33]-[.H39]" office:value-type="percentage" office:value="0.0753565163961561" calcext:value-type="percentage">
            <text:p>7.54%</text:p>
          </table:table-cell>
          <table:table-cell table:style-name="ce17" table:formula="of:=[.I33]-[.I39]" office:value-type="percentage" office:value="0.0753565163961561" calcext:value-type="percentage">
            <text:p>7.54%</text:p>
          </table:table-cell>
          <table:table-cell table:style-name="ce17" table:formula="of:=[.J33]-[.J39]" office:value-type="percentage" office:value="0.423948536082009" calcext:value-type="percentage">
            <text:p>42.39%</text:p>
          </table:table-cell>
          <table:table-cell table:style-name="ce3" table:formula="of:=[.K33]-[.K39]" office:value-type="float" office:value="0.00486617664280298" calcext:value-type="float">
            <text:p>0.005</text:p>
          </table:table-cell>
          <table:table-cell table:style-name="ce3" table:formula="of:=[.L33]-[.L39]" office:value-type="float" office:value="0.00486617664280298" calcext:value-type="float">
            <text:p>0.005</text:p>
          </table:table-cell>
          <table:table-cell table:style-name="ce3" table:formula="of:=[.M33]-[.M39]" office:value-type="float" office:value="0.00486617664280298" calcext:value-type="float">
            <text:p>0.005</text:p>
          </table:table-cell>
          <table:table-cell table:style-name="ce3" table:formula="of:=[.N33]-[.N39]" office:value-type="float" office:value="0.00486617664280298" calcext:value-type="float">
            <text:p>0.005</text:p>
          </table:table-cell>
          <table:table-cell table:style-name="ce3" table:formula="of:=[.O33]-[.O39]" office:value-type="float" office:value="0.00486617664280298" calcext:value-type="float">
            <text:p>0.005</text:p>
          </table:table-cell>
          <table:table-cell table:style-name="ce3" table:formula="of:=[.P33]-[.P39]" office:value-type="float" office:value="0.00486617664280298" calcext:value-type="float">
            <text:p>0.005</text:p>
          </table:table-cell>
          <table:table-cell table:style-name="ce17" table:formula="of:=[.Q33]-[.Q39]" office:value-type="percentage" office:value="0.653875986497854" calcext:value-type="percentage">
            <text:p>65.39%</text:p>
          </table:table-cell>
          <table:table-cell table:style-name="ce25" office:value-type="string" calcext:value-type="string">
            <text:p>Inferior limit</text:p>
          </table:table-cell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ce3" table:formula="of:=[.A33]+[.A39]" office:value-type="float" office:value="123.295748349977" calcext:value-type="float">
            <text:p>123.296</text:p>
          </table:table-cell>
          <table:table-cell table:style-name="ce3" table:formula="of:=[.B33]+[.B39]" office:value-type="float" office:value="123.295748349977" calcext:value-type="float">
            <text:p>123.296</text:p>
          </table:table-cell>
          <table:table-cell table:style-name="ce3" table:formula="of:=[.C33]+[.C39]" office:value-type="float" office:value="5.73911852734526" calcext:value-type="float">
            <text:p>5.739</text:p>
          </table:table-cell>
          <table:table-cell table:style-name="ce16" table:formula="of:=[.D33]+[.D39]" office:value-type="float" office:value="964.99313558687" calcext:value-type="float">
            <text:p>965</text:p>
          </table:table-cell>
          <table:table-cell table:style-name="ce16" table:formula="of:=[.E33]+[.E39]" office:value-type="float" office:value="2873.65349145562" calcext:value-type="float">
            <text:p>2874</text:p>
          </table:table-cell>
          <table:table-cell table:style-name="ce17" table:formula="of:=[.F33]+[.F39]" office:value-type="percentage" office:value="0.346124013502146" calcext:value-type="percentage">
            <text:p>34.61%</text:p>
          </table:table-cell>
          <table:table-cell table:style-name="ce16" table:formula="of:=[.G33]+[.G39]" office:value-type="float" office:value="6062.75317845631" calcext:value-type="float">
            <text:p>6063</text:p>
          </table:table-cell>
          <table:table-cell table:style-name="ce17" table:formula="of:=[.H33]+[.H39]" office:value-type="percentage" office:value="0.0870434836038439" calcext:value-type="percentage">
            <text:p>8.70%</text:p>
          </table:table-cell>
          <table:table-cell table:style-name="ce17" table:formula="of:=[.I33]+[.I39]" office:value-type="percentage" office:value="0.0870434836038439" calcext:value-type="percentage">
            <text:p>8.70%</text:p>
          </table:table-cell>
          <table:table-cell table:style-name="ce17" table:formula="of:=[.J33]+[.J39]" office:value-type="percentage" office:value="0.572249463917991" calcext:value-type="percentage">
            <text:p>57.22%</text:p>
          </table:table-cell>
          <table:table-cell table:style-name="ce21" table:formula="of:=[.K33]+[.K39]" office:value-type="float" office:value="0.014664223357197" calcext:value-type="float">
            <text:p>0.01466</text:p>
          </table:table-cell>
          <table:table-cell table:style-name="ce21" table:formula="of:=[.L33]+[.L39]" office:value-type="float" office:value="0.014664223357197" calcext:value-type="float">
            <text:p>0.01466</text:p>
          </table:table-cell>
          <table:table-cell table:style-name="ce21" table:formula="of:=[.M33]+[.M39]" office:value-type="float" office:value="0.014664223357197" calcext:value-type="float">
            <text:p>0.01466</text:p>
          </table:table-cell>
          <table:table-cell table:style-name="ce21" table:formula="of:=[.N33]+[.N39]" office:value-type="float" office:value="0.014664223357197" calcext:value-type="float">
            <text:p>0.01466</text:p>
          </table:table-cell>
          <table:table-cell table:style-name="ce21" table:formula="of:=[.O33]+[.O39]" office:value-type="float" office:value="0.014664223357197" calcext:value-type="float">
            <text:p>0.01466</text:p>
          </table:table-cell>
          <table:table-cell table:style-name="ce21" table:formula="of:=[.P33]+[.P39]" office:value-type="float" office:value="0.014664223357197" calcext:value-type="float">
            <text:p>0.01466</text:p>
          </table:table-cell>
          <table:table-cell table:style-name="ce17" table:formula="of:=[.Q33]+[.Q39]" office:value-type="percentage" office:value="0.752900737542759" calcext:value-type="percentage">
            <text:p>75.29%</text:p>
          </table:table-cell>
          <table:table-cell table:style-name="ce25" office:value-type="string" calcext:value-type="string">
            <text:p>Upper limit</text:p>
          </table:table-cell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Default" table:number-columns-repeated="18"/>
          <table:table-cell table:number-columns-repeated="939"/>
          <table:table-cell table:style-name="Default" table:number-columns-repeated="21"/>
        </table:table-row>
        <table:table-row table:style-name="ro2">
          <table:table-cell table:style-name="Default" table:number-columns-repeated="6"/>
          <table:table-cell table:number-columns-repeated="951"/>
          <table:table-cell table:style-name="Default" table:number-columns-repeated="21"/>
        </table:table-row>
        <table:table-row table:style-name="ro2" table:number-rows-repeated="1048532">
          <table:table-cell table:number-columns-repeated="978"/>
        </table:table-row>
        <table:table-row table:style-name="ro2">
          <table:table-cell table:number-columns-repeated="9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" loext:min-decimal-places="1" number:min-integer-digits="1"/>
    </number:number-style>
    <number:percentage-style style:name="N135">
      <number:number number:decimal-places="1" loext:min-decimal-places="1" number:min-integer-digits="1"/>
      <number:text>%</number:text>
    </number:percentage-style>
    <number:percentage-style style:name="N136">
      <number:number number:decimal-places="3" loext:min-decimal-places="3" number:min-integer-digits="1"/>
      <number:text>%</number:text>
    </number:percentage-style>
    <number:percentage-style style:name="N137">
      <number:number number:decimal-places="4" loext:min-decimal-places="4" number:min-integer-digits="1"/>
      <number:text>%</number:text>
    </number:percentage-style>
    <number:percentage-style style:name="N138">
      <number:number number:decimal-places="5" loext:min-decimal-places="5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transparent" loext:vertical-justify="auto"/>
      <style:paragraph-properties css3t:text-justify="auto"/>
      <style:text-properties fo:color="#ff0000" fo:font-weight="bold"/>
    </style:style>
    <style:style style:name="Selfish" style:family="table-cell" style:parent-style-name="Default">
      <style:table-cell-properties fo:background-color="transparent" loext:vertical-justify="auto"/>
      <style:paragraph-properties css3t:text-justify="auto"/>
      <style:text-properties fo:color="#ff0000" fo:font-weight="bold"/>
    </style:style>
    <style:style style:name="Sem_20_título2" style:display-name="Sem título2" style:family="table-cell" style:parent-style-name="Default">
      <style:text-properties fo:color="#dc23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1:10:43.3056152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ógenes José</meta:initial-creator>
    <meta:creation-date>2012-10-28T23:16:40</meta:creation-date>
    <dc:date>2022-04-20T13:35:18.942717564</dc:date>
    <meta:editing-duration>P52DT23H32M14S</meta:editing-duration>
    <meta:editing-cycles>903</meta:editing-cycles>
    <meta:generator>LibreOffice/6.4.7.2$Linux_X86_64 LibreOffice_project/40$Build-2</meta:generator>
    <meta:document-statistic meta:table-count="4" meta:cell-count="1976" meta:object-count="0"/>
  </office:meta>
</office:document-meta>
</file>